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1.64mm"/>
    </style:style>
    <style:style style:name="co10" style:family="table-column">
      <style:table-column-properties fo:break-before="auto" style:column-width="66.78mm"/>
    </style:style>
    <style:style style:name="co11" style:family="table-column">
      <style:table-column-properties fo:break-before="auto" style:column-width="41.12mm"/>
    </style:style>
    <style:style style:name="co12" style:family="table-column">
      <style:table-column-properties fo:break-before="auto" style:column-width="27.66mm"/>
    </style:style>
    <style:style style:name="co13" style:family="table-column">
      <style:table-column-properties fo:break-before="auto" style:column-width="32.39mm"/>
    </style:style>
    <style:style style:name="co14" style:family="table-column">
      <style:table-column-properties fo:break-before="auto" style:column-width="22.93mm"/>
    </style:style>
    <style:style style:name="co15" style:family="table-column">
      <style:table-column-properties fo:break-before="auto" style:column-width="36.62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17.69mm"/>
    </style:style>
    <style:style style:name="co19" style:family="table-column">
      <style:table-column-properties fo:break-before="auto" style:column-width="25.17mm"/>
    </style:style>
    <style:style style:name="co20" style:family="table-column">
      <style:table-column-properties fo:break-before="auto" style:column-width="55.56mm"/>
    </style:style>
    <style:style style:name="co21" style:family="table-column">
      <style:table-column-properties fo:break-before="auto" style:column-width="27.9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27.16mm"/>
    </style:style>
    <style:style style:name="co24" style:family="table-column">
      <style:table-column-properties fo:break-before="auto" style:column-width="40.87mm"/>
    </style:style>
    <style:style style:name="co25" style:family="table-column">
      <style:table-column-properties fo:break-before="auto" style:column-width="28.15mm"/>
    </style:style>
    <style:style style:name="ro56" style:family="table-row">
      <style:table-row-properties style:row-height="11.25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57" style:family="table-row">
      <style:table-row-properties style:row-height="7.02mm" fo:break-before="auto" style:use-optimal-row-height="false"/>
    </style:style>
    <style:style style:name="ro58" style:family="table-row">
      <style:table-row-properties style:row-height="16.14mm" fo:break-before="auto" style:use-optimal-row-height="false"/>
    </style:style>
    <style:style style:name="ro59" style:family="table-row">
      <style:table-row-properties style:row-height="25.81mm" fo:break-before="auto" style:use-optimal-row-height="false"/>
    </style:style>
    <style:style style:name="ro60" style:family="table-row">
      <style:table-row-properties style:row-height="10.2mm" fo:break-before="auto" style:use-optimal-row-height="false"/>
    </style:style>
    <style:style style:name="ro61" style:family="table-row">
      <style:table-row-properties style:row-height="7.14mm" fo:break-before="auto" style:use-optimal-row-height="false"/>
    </style:style>
    <style:style style:name="ro62" style:family="table-row">
      <style:table-row-properties style:row-height="6.88mm" fo:break-before="auto" style:use-optimal-row-height="false"/>
    </style:style>
    <style:style style:name="ro55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0.3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68mm" fo:break-before="auto" style:use-optimal-row-height="false"/>
    </style:style>
    <style:style style:name="ro13" style:family="table-row">
      <style:table-row-properties style:row-height="39.16mm" fo:break-before="auto" style:use-optimal-row-height="false"/>
    </style:style>
    <style:style style:name="ro14" style:family="table-row">
      <style:table-row-properties style:row-height="30.43mm" fo:break-before="auto" style:use-optimal-row-height="false"/>
    </style:style>
    <style:style style:name="ro15" style:family="table-row">
      <style:table-row-properties style:row-height="35.26mm" fo:break-before="auto" style:use-optimal-row-height="false"/>
    </style:style>
    <style:style style:name="ro16" style:family="table-row">
      <style:table-row-properties style:row-height="31.22mm" fo:break-before="auto" style:use-optimal-row-height="false"/>
    </style:style>
    <style:style style:name="ro17" style:family="table-row">
      <style:table-row-properties style:row-height="28.84mm" fo:break-before="auto" style:use-optimal-row-height="false"/>
    </style:style>
    <style:style style:name="ro18" style:family="table-row">
      <style:table-row-properties style:row-height="31.49mm" fo:break-before="auto" style:use-optimal-row-height="false"/>
    </style:style>
    <style:style style:name="ro19" style:family="table-row">
      <style:table-row-properties style:row-height="33.07mm" fo:break-before="auto" style:use-optimal-row-height="false"/>
    </style:style>
    <style:style style:name="ro20" style:family="table-row">
      <style:table-row-properties style:row-height="32.01mm" fo:break-before="auto" style:use-optimal-row-height="false"/>
    </style:style>
    <style:style style:name="ro21" style:family="table-row">
      <style:table-row-properties style:row-height="30.96mm" fo:break-before="auto" style:use-optimal-row-height="false"/>
    </style:style>
    <style:style style:name="ro22" style:family="table-row">
      <style:table-row-properties style:row-height="39.95mm" fo:break-before="auto" style:use-optimal-row-height="false"/>
    </style:style>
    <style:style style:name="ro23" style:family="table-row">
      <style:table-row-properties style:row-height="41.8mm" fo:break-before="auto" style:use-optimal-row-height="false"/>
    </style:style>
    <style:style style:name="ro24" style:family="table-row">
      <style:table-row-properties style:row-height="43.39mm" fo:break-before="auto" style:use-optimal-row-height="false"/>
    </style:style>
    <style:style style:name="ro25" style:family="table-row">
      <style:table-row-properties style:row-height="42.33mm" fo:break-before="auto" style:use-optimal-row-height="false"/>
    </style:style>
    <style:style style:name="ro26" style:family="table-row">
      <style:table-row-properties style:row-height="49.74mm" fo:break-before="auto" style:use-optimal-row-height="false"/>
    </style:style>
    <style:style style:name="ro27" style:family="table-row">
      <style:table-row-properties style:row-height="72.23mm" fo:break-before="auto" style:use-optimal-row-height="false"/>
    </style:style>
    <style:style style:name="ro28" style:family="table-row">
      <style:table-row-properties style:row-height="62.18mm" fo:break-before="auto" style:use-optimal-row-height="false"/>
    </style:style>
    <style:style style:name="ro29" style:family="table-row">
      <style:table-row-properties style:row-height="35.98mm" fo:break-before="auto" style:use-optimal-row-height="false"/>
    </style:style>
    <style:style style:name="ro30" style:family="table-row">
      <style:table-row-properties style:row-height="50.27mm" fo:break-before="auto" style:use-optimal-row-height="false"/>
    </style:style>
    <style:style style:name="ro31" style:family="table-row">
      <style:table-row-properties style:row-height="67.2mm" fo:break-before="auto" style:use-optimal-row-height="false"/>
    </style:style>
    <style:style style:name="ro32" style:family="table-row">
      <style:table-row-properties style:row-height="42.6mm" fo:break-before="auto" style:use-optimal-row-height="false"/>
    </style:style>
    <style:style style:name="ro33" style:family="table-row">
      <style:table-row-properties style:row-height="36.51mm" fo:break-before="auto" style:use-optimal-row-height="false"/>
    </style:style>
    <style:style style:name="ro34" style:family="table-row">
      <style:table-row-properties style:row-height="34.13mm" fo:break-before="auto" style:use-optimal-row-height="false"/>
    </style:style>
    <style:style style:name="ro35" style:family="table-row">
      <style:table-row-properties style:row-height="37.04mm" fo:break-before="auto" style:use-optimal-row-height="false"/>
    </style:style>
    <style:style style:name="ro36" style:family="table-row">
      <style:table-row-properties style:row-height="55.03mm" fo:break-before="auto" style:use-optimal-row-height="false"/>
    </style:style>
    <style:style style:name="ro37" style:family="table-row">
      <style:table-row-properties style:row-height="38.89mm" fo:break-before="auto" style:use-optimal-row-height="false"/>
    </style:style>
    <style:style style:name="ro38" style:family="table-row">
      <style:table-row-properties style:row-height="70.59mm" fo:break-before="auto" style:use-optimal-row-height="false"/>
    </style:style>
    <style:style style:name="ro39" style:family="table-row">
      <style:table-row-properties style:row-height="34.4mm" fo:break-before="auto" style:use-optimal-row-height="false"/>
    </style:style>
    <style:style style:name="ro40" style:family="table-row">
      <style:table-row-properties style:row-height="35.19mm" fo:break-before="auto" style:use-optimal-row-height="false"/>
    </style:style>
    <style:style style:name="ro41" style:family="table-row">
      <style:table-row-properties style:row-height="48.42mm" fo:break-before="auto" style:use-optimal-row-height="false"/>
    </style:style>
    <style:style style:name="ro42" style:family="table-row">
      <style:table-row-properties style:row-height="42.86mm" fo:break-before="auto" style:use-optimal-row-height="false"/>
    </style:style>
    <style:style style:name="ro43" style:family="table-row">
      <style:table-row-properties style:row-height="40.22mm" fo:break-before="auto" style:use-optimal-row-height="false"/>
    </style:style>
    <style:style style:name="ro44" style:family="table-row">
      <style:table-row-properties style:row-height="42.07mm" fo:break-before="auto" style:use-optimal-row-height="false"/>
    </style:style>
    <style:style style:name="ro45" style:family="table-row">
      <style:table-row-properties style:row-height="37.57mm" fo:break-before="auto" style:use-optimal-row-height="false"/>
    </style:style>
    <style:style style:name="ro46" style:family="table-row">
      <style:table-row-properties style:row-height="34.93mm" fo:break-before="auto" style:use-optimal-row-height="false"/>
    </style:style>
    <style:style style:name="ro47" style:family="table-row">
      <style:table-row-properties style:row-height="28.58mm" fo:break-before="auto" style:use-optimal-row-height="false"/>
    </style:style>
    <style:style style:name="ro48" style:family="table-row">
      <style:table-row-properties style:row-height="28.05mm" fo:break-before="auto" style:use-optimal-row-height="false"/>
    </style:style>
    <style:style style:name="ro49" style:family="table-row">
      <style:table-row-properties style:row-height="29.37mm" fo:break-before="auto" style:use-optimal-row-height="false"/>
    </style:style>
    <style:style style:name="ro50" style:family="table-row">
      <style:table-row-properties style:row-height="27.25mm" fo:break-before="auto" style:use-optimal-row-height="false"/>
    </style:style>
    <style:style style:name="ro51" style:family="table-row">
      <style:table-row-properties style:row-height="23.02mm" fo:break-before="auto" style:use-optimal-row-height="false"/>
    </style:style>
    <style:style style:name="ro52" style:family="table-row">
      <style:table-row-properties style:row-height="22.49mm" fo:break-before="auto" style:use-optimal-row-height="false"/>
    </style:style>
    <style:style style:name="ro53" style:family="table-row">
      <style:table-row-properties style:row-height="20.11mm" fo:break-before="auto" style:use-optimal-row-height="false"/>
    </style:style>
    <style:style style:name="ro54" style:family="table-row">
      <style:table-row-properties style:row-height="25.14mm" fo:break-before="auto" style:use-optimal-row-height="false"/>
    </style:style>
    <style:style style:name="ro63" style:family="table-row">
      <style:table-row-properties style:row-height="45.24mm" fo:break-before="auto" style:use-optimal-row-height="false"/>
    </style:style>
    <style:style style:name="ro64" style:family="table-row">
      <style:table-row-properties style:row-height="22.23mm" fo:break-before="auto" style:use-optimal-row-height="false"/>
    </style:style>
    <style:style style:name="ro65" style:family="table-row">
      <style:table-row-properties style:row-height="56.09mm" fo:break-before="auto" style:use-optimal-row-height="false"/>
    </style:style>
    <style:style style:name="ro66" style:family="table-row">
      <style:table-row-properties style:row-height="72.5mm" fo:break-before="auto" style:use-optimal-row-height="false"/>
    </style:style>
    <style:style style:name="ro67" style:family="table-row">
      <style:table-row-properties style:row-height="24.87mm" fo:break-before="auto" style:use-optimal-row-height="false"/>
    </style:style>
    <style:style style:name="ro68" style:family="table-row">
      <style:table-row-properties style:row-height="26.19mm" fo:break-before="auto" style:use-optimal-row-height="false"/>
    </style:style>
    <style:style style:name="ro69" style:family="table-row">
      <style:table-row-properties style:row-height="10.27mm" fo:break-before="auto" style:use-optimal-row-height="false"/>
    </style:style>
    <style:style style:name="ro70" style:family="table-row">
      <style:table-row-properties style:row-height="8.27mm" fo:break-before="auto" style:use-optimal-row-height="false"/>
    </style:style>
    <style:style style:name="ta2" style:family="table" style:master-page-name="PageStyle_5f_民間5">
      <style:table-properties table:display="true" style:writing-mode="lr-tb"/>
    </style:style>
    <style:style style:name="ta3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" style:data-style-name="N0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0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3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" style:data-style-name="N197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9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5f_BuiltIn_5f_Comma" style:data-style-name="N0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ff0000"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ff0000"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3">
        <office:forms form:automatic-focus="false" form:apply-design-mode="false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19" table:number-columns-repeated="2" table:default-cell-style-name="ce60"/>
        <table:table-column table:style-name="co25" table:default-cell-style-name="ce60"/>
        <table:table-column table:style-name="co8" table:number-columns-repeated="248" table:default-cell-style-name="ce60"/>
        <table:table-column table:style-name="co8" table:number-columns-repeated="767" table:default-cell-style-name="Default"/>
        <table:table-header-rows>
          <table:table-row table:style-name="ro10">
            <table:table-cell table:style-name="ce32" office:value-type="string" calcext:value-type="string" table:number-columns-spanned="9" table:number-rows-spanned="1">
              <text:p>雲林縣政府103年度對議員所提地方建設建議事項處理明細表</text:p>
            </table:table-cell>
            <table:covered-table-cell table:style-name="ce61"/>
            <table:covered-table-cell table:number-columns-repeated="4" table:style-name="ce71"/>
            <table:covered-table-cell table:number-columns-repeated="2" table:style-name="ce82"/>
            <table:covered-table-cell table:style-name="ce61"/>
            <table:table-cell table:number-columns-repeated="1015"/>
          </table:table-row>
          <table:table-row table:style-name="ro2">
            <table:table-cell table:style-name="ce32" office:value-type="string" calcext:value-type="string" table:number-columns-spanned="9" table:number-rows-spanned="1">
              <text:p>至103年12月止</text:p>
            </table:table-cell>
            <table:covered-table-cell table:style-name="ce61"/>
            <table:covered-table-cell table:number-columns-repeated="4" table:style-name="ce71"/>
            <table:covered-table-cell table:number-columns-repeated="2" table:style-name="ce82"/>
            <table:covered-table-cell table:style-name="ce61"/>
            <table:table-cell table:number-columns-repeated="1015"/>
          </table:table-row>
          <table:table-row table:style-name="ro2">
            <table:table-cell table:style-name="ce33" office:value-type="string" calcext:value-type="string">
              <text:p>表4</text:p>
            </table:table-cell>
            <table:table-cell table:style-name="ce62" table:number-columns-spanned="7" table:number-rows-spanned="1"/>
            <table:covered-table-cell table:number-columns-repeated="6" table:style-name="ce72"/>
            <table:table-cell table:style-name="ce83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11">
            <table:table-cell table:style-name="ce34" office:value-type="string" calcext:value-type="string" table:number-columns-spanned="1" table:number-rows-spanned="2">
              <text:p>議員姓名</text:p>
            </table:table-cell>
            <table:table-cell table:style-name="ce34" office:value-type="string" calcext:value-type="string" table:number-columns-spanned="1" table:number-rows-spanned="2">
              <text:p>建議項目及內容</text:p>
              <text:p><text:span text:style-name="T3">請填列「採購標案名稱」</text:span></text:p>
            </table:table-cell>
            <table:table-cell table:style-name="ce34" office:value-type="string" calcext:value-type="string" table:number-columns-spanned="1" table:number-rows-spanned="2">
              <text:p>建議地點</text:p>
            </table:table-cell>
            <table:table-cell table:style-name="ce34" office:value-type="string" calcext:value-type="string" table:number-columns-spanned="1" table:number-rows-spanned="2">
              <text:p>建議金額</text:p>
            </table:table-cell>
            <table:table-cell table:style-name="ce77" office:value-type="string" calcext:value-type="string" table:number-columns-spanned="5" table:number-rows-spanned="1">
              <text:p>核定情形</text:p>
            </table:table-cell>
            <table:covered-table-cell table:number-columns-repeated="4" table:style-name="ce77"/>
            <table:table-cell table:number-columns-repeated="1015"/>
          </table:table-row>
          <table:table-row table:style-name="ro12">
            <table:covered-table-cell table:style-name="ce34"/>
            <table:covered-table-cell table:style-name="ce63"/>
            <table:covered-table-cell table:style-name="ce34"/>
            <table:covered-table-cell table:style-name="ce63"/>
            <table:table-cell table:style-name="ce77" office:value-type="string" calcext:value-type="string">
              <text:p>核定金額</text:p>
            </table:table-cell>
            <table:table-cell table:style-name="ce34" office:value-type="string" calcext:value-type="string">
              <text:p>經費支用科目</text:p>
            </table:table-cell>
            <table:table-cell table:style-name="ce34" office:value-type="string" calcext:value-type="string">
              <text:p>主辦機關</text:p>
            </table:table-cell>
            <table:table-cell table:style-name="ce34" office:value-type="string" calcext:value-type="string">
              <text:p>招標方式</text:p>
            </table:table-cell>
            <table:table-cell table:style-name="ce34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13">
          <table:table-cell table:style-name="ce51" office:value-type="string" calcext:value-type="string">
            <text:p>李建志</text:p>
          </table:table-cell>
          <table:table-cell table:style-name="ce64" office:value-type="string" calcext:value-type="string">
            <text:p>斗六市林頭里成功路384巷路面改善工程</text:p>
          </table:table-cell>
          <table:table-cell table:style-name="ce52" office:value-type="string" office:string-value="斗六市" calcext:value-type="string">
            <text:p>斗六市 </text:p>
          </table:table-cell>
          <table:table-cell table:number-columns-repeated="2" table:style-name="ce52" office:value-type="float" office:value="1680" calcext:value-type="float">
            <text:p>1,68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谷源營造有限公司</text:p>
            <text:p>（103.10.17完工）</text:p>
          </table:table-cell>
          <table:table-cell table:style-name="ce84" table:number-columns-repeated="1015"/>
        </table:table-row>
        <table:table-row table:style-name="ro14">
          <table:table-cell table:style-name="ce51" office:value-type="string" calcext:value-type="string">
            <text:p>王又民</text:p>
          </table:table-cell>
          <table:table-cell table:style-name="ce64" office:value-type="string" calcext:value-type="string">
            <text:p>斗六市後火車站路燈改善工程</text:p>
          </table:table-cell>
          <table:table-cell table:style-name="ce52" office:value-type="string" office:string-value="斗六市" calcext:value-type="string">
            <text:p>斗六市 </text:p>
          </table:table-cell>
          <table:table-cell table:number-columns-repeated="2" table:style-name="ce52" office:value-type="float" office:value="2000" calcext:value-type="float">
            <text:p>2,00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濟發水電工程有限公司</text:p>
            <text:p>（施工中）</text:p>
          </table:table-cell>
          <table:table-cell table:style-name="ce84" table:number-columns-repeated="1015"/>
        </table:table-row>
        <table:table-row table:style-name="ro14">
          <table:table-cell table:style-name="ce51" office:value-type="string" calcext:value-type="string">
            <text:p>王又民</text:p>
          </table:table-cell>
          <table:table-cell table:style-name="ce64" office:value-type="string" calcext:value-type="string">
            <text:p>斗六市江厝里玄安宮旁護欄改善工程</text:p>
          </table:table-cell>
          <table:table-cell table:style-name="ce52" office:value-type="string" office:string-value="斗六市" calcext:value-type="string">
            <text:p>斗六市 </text:p>
          </table:table-cell>
          <table:table-cell table:number-columns-repeated="2" table:style-name="ce52" office:value-type="float" office:value="1900" calcext:value-type="float">
            <text:p>1,90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盛嘉營造股份有限公司</text:p>
            <text:p>（103.12.17完工）</text:p>
          </table:table-cell>
          <table:table-cell table:style-name="ce84" table:number-columns-repeated="1015"/>
        </table:table-row>
        <table:table-row table:style-name="ro15">
          <table:table-cell table:style-name="ce51" office:value-type="string" calcext:value-type="string">
            <text:p>王又民</text:p>
          </table:table-cell>
          <table:table-cell table:style-name="ce64" office:value-type="string" calcext:value-type="string">
            <text:p>斗六市長平里排水溝改善工程</text:p>
          </table:table-cell>
          <table:table-cell table:style-name="ce52" office:value-type="string" office:string-value="斗六市" calcext:value-type="string">
            <text:p>斗六市 </text:p>
          </table:table-cell>
          <table:table-cell table:number-columns-repeated="2" table:style-name="ce52" office:value-type="float" office:value="1700" calcext:value-type="float">
            <text:p>1,70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壹信土木包工業</text:p>
            <text:p>（103.12.25完工）</text:p>
          </table:table-cell>
          <table:table-cell table:style-name="ce84" table:number-columns-repeated="1015"/>
        </table:table-row>
        <table:table-row table:style-name="ro16">
          <table:table-cell table:style-name="ce51" office:value-type="string" calcext:value-type="string">
            <text:p>陳河山</text:p>
          </table:table-cell>
          <table:table-cell table:style-name="ce64" office:value-type="string" calcext:value-type="string">
            <text:p>斗六市及林內鄉道路路面及側溝改善工程</text:p>
          </table:table-cell>
          <table:table-cell table:style-name="ce52" office:value-type="string" office:string-value="斗六市" calcext:value-type="string">
            <text:p>斗六市 </text:p>
          </table:table-cell>
          <table:table-cell table:number-columns-repeated="2" table:style-name="ce52" office:value-type="float" office:value="1615" calcext:value-type="float">
            <text:p>1,615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盛嘉造股份有限公司</text:p>
            <text:p>（施工中）</text:p>
          </table:table-cell>
          <table:table-cell table:style-name="ce84" table:number-columns-repeated="1015"/>
        </table:table-row>
        <table:table-row table:style-name="ro17">
          <table:table-cell table:style-name="ce51" office:value-type="string" calcext:value-type="string">
            <text:p>陳河山</text:p>
          </table:table-cell>
          <table:table-cell table:style-name="ce64" office:value-type="string" calcext:value-type="string">
            <text:p>林內鄉林茂村路面及護欄改善工程</text:p>
          </table:table-cell>
          <table:table-cell table:style-name="ce52" office:value-type="string" office:string-value="林內鄉" calcext:value-type="string">
            <text:p>林內鄉 </text:p>
          </table:table-cell>
          <table:table-cell table:number-columns-repeated="2" table:style-name="ce52" office:value-type="float" office:value="1850" calcext:value-type="float">
            <text:p>1,85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盛嘉造股份有限公司</text:p>
            <text:p>（103.11.28完工）</text:p>
          </table:table-cell>
          <table:table-cell table:style-name="ce84" table:number-columns-repeated="1015"/>
        </table:table-row>
        <table:table-row table:style-name="ro16">
          <table:table-cell table:style-name="ce51" office:value-type="string" calcext:value-type="string">
            <text:p>林深</text:p>
          </table:table-cell>
          <table:table-cell table:style-name="ce64" office:value-type="string" calcext:value-type="string">
            <text:p>斗六市溝埧里道路護欄及側溝改善工程</text:p>
          </table:table-cell>
          <table:table-cell table:style-name="ce52" office:value-type="string" office:string-value="斗六市" calcext:value-type="string">
            <text:p>斗六市 </text:p>
          </table:table-cell>
          <table:table-cell table:number-columns-repeated="2" table:style-name="ce52" office:value-type="float" office:value="1300" calcext:value-type="float">
            <text:p>1,30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鴻捷營造有限公司</text:p>
            <text:p>（103.11.18完工）</text:p>
          </table:table-cell>
          <table:table-cell table:style-name="ce84" table:number-columns-repeated="1015"/>
        </table:table-row>
        <table:table-row table:style-name="ro18">
          <table:table-cell table:style-name="ce51" office:value-type="string" calcext:value-type="string">
            <text:p>林建鴻</text:p>
          </table:table-cell>
          <table:table-cell table:style-name="ce65" office:value-type="string" office:string-value="麥寮鄉老人會新建涼亭工程" calcext:value-type="string">
            <text:p>麥寮鄉老人會新建涼亭工程 </text:p>
          </table:table-cell>
          <table:table-cell table:style-name="ce52" office:value-type="string" office:string-value="麥寮鄉" calcext:value-type="string">
            <text:p>麥寮鄉 </text:p>
          </table:table-cell>
          <table:table-cell table:number-columns-repeated="2" table:style-name="ce52" office:value-type="float" office:value="1200" calcext:value-type="float">
            <text:p>1,20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鴻捷營造有限公司</text:p>
            <text:p>（103.12.03完工）</text:p>
          </table:table-cell>
          <table:table-cell table:style-name="ce84" table:number-columns-repeated="1015"/>
        </table:table-row>
        <table:table-row table:style-name="ro16">
          <table:table-cell table:style-name="ce51" office:value-type="string" calcext:value-type="string">
            <text:p>李建志</text:p>
          </table:table-cell>
          <table:table-cell table:style-name="ce65" office:value-type="string" office:string-value="斗六市林頭里里內道路排水改善工程" calcext:value-type="string">
            <text:p>斗六市林頭里里內道路排水改善工程 </text:p>
          </table:table-cell>
          <table:table-cell table:style-name="ce52" office:value-type="string" office:string-value="斗六市" calcext:value-type="string">
            <text:p>斗六市 </text:p>
          </table:table-cell>
          <table:table-cell table:number-columns-repeated="2" table:style-name="ce52" office:value-type="float" office:value="500" calcext:value-type="float">
            <text:p>50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成立預算書" calcext:value-type="string">
            <text:p>成立預算書 </text:p>
          </table:table-cell>
          <table:table-cell table:style-name="ce65" office:value-type="string" office:string-value="辦理保留作業" calcext:value-type="string">
            <text:p>辦理保留作業 </text:p>
          </table:table-cell>
          <table:table-cell table:style-name="ce84" table:number-columns-repeated="1015"/>
        </table:table-row>
        <table:table-row table:style-name="ro19">
          <table:table-cell table:style-name="ce51" office:value-type="string" calcext:value-type="string">
            <text:p>蔡東富</text:p>
          </table:table-cell>
          <table:table-cell table:style-name="ce65" office:value-type="string" office:string-value="斗南鎮新光里等路面改善工程" calcext:value-type="string">
            <text:p>斗南鎮新光里等路面改善工程 </text:p>
          </table:table-cell>
          <table:table-cell table:style-name="ce52" office:value-type="string" office:string-value="斗南鎮" calcext:value-type="string">
            <text:p>斗南鎮 </text:p>
          </table:table-cell>
          <table:table-cell table:number-columns-repeated="2" table:style-name="ce52" office:value-type="float" office:value="1646" calcext:value-type="float">
            <text:p>1,646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office:string-value="瑋林營造有限公司（103.07.11完工）" calcext:value-type="string">
            <text:p>瑋林營造有限公司（103.07.11完工） </text:p>
          </table:table-cell>
          <table:table-cell table:style-name="ce84" table:number-columns-repeated="1015"/>
        </table:table-row>
        <table:table-row table:style-name="ro20">
          <table:table-cell table:style-name="ce51" office:value-type="string" calcext:value-type="string">
            <text:p>蔡東富</text:p>
          </table:table-cell>
          <table:table-cell table:style-name="ce65" office:value-type="string" office:string-value="斗南鎮新光里池安宮旁公共設施改善工程" calcext:value-type="string">
            <text:p>斗南鎮新光里池安宮旁公共設施改善工程 </text:p>
          </table:table-cell>
          <table:table-cell table:style-name="ce52" office:value-type="string" office:string-value="斗南鎮" calcext:value-type="string">
            <text:p>斗南鎮 </text:p>
          </table:table-cell>
          <table:table-cell table:number-columns-repeated="2" table:style-name="ce52" office:value-type="float" office:value="1200" calcext:value-type="float">
            <text:p>1,20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設計中" calcext:value-type="string">
            <text:p>設計中 </text:p>
          </table:table-cell>
          <table:table-cell table:style-name="ce65" office:value-type="string" office:string-value="辦理保留作業" calcext:value-type="string">
            <text:p>辦理保留作業 </text:p>
          </table:table-cell>
          <table:table-cell table:style-name="ce84" table:number-columns-repeated="1015"/>
        </table:table-row>
        <table:table-row table:style-name="ro21">
          <table:table-cell table:style-name="ce51" office:value-type="string" calcext:value-type="string">
            <text:p>沈銘恭</text:p>
          </table:table-cell>
          <table:table-cell table:style-name="ce65" office:value-type="string" office:string-value="大埤鄉豐田怡然北鎮等村內路面改善工程" calcext:value-type="string">
            <text:p>大埤鄉豐田怡然北鎮等村內路面改善工程 </text:p>
          </table:table-cell>
          <table:table-cell table:style-name="ce52" office:value-type="string" office:string-value="大埤鄉" calcext:value-type="string">
            <text:p>大埤鄉 </text:p>
          </table:table-cell>
          <table:table-cell table:number-columns-repeated="2" table:style-name="ce52" office:value-type="float" office:value="1950" calcext:value-type="float">
            <text:p>1,95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楠峰營造股份有限公司</text:p>
            <text:p>（103.12.05完工）</text:p>
          </table:table-cell>
          <table:table-cell table:style-name="ce84" table:number-columns-repeated="1015"/>
        </table:table-row>
        <table:table-row table:style-name="ro19">
          <table:table-cell table:style-name="ce51" office:value-type="string" calcext:value-type="string">
            <text:p>簡慈坊</text:p>
          </table:table-cell>
          <table:table-cell table:style-name="ce65" office:value-type="string" office:string-value="古坑鄉東和荷苞古坑村等道路水溝改善工程" calcext:value-type="string">
            <text:p>古坑鄉東和荷苞古坑村等道路水溝改善工程 </text:p>
          </table:table-cell>
          <table:table-cell table:style-name="ce52" office:value-type="string" office:string-value="古坑鄉" calcext:value-type="string">
            <text:p>古坑鄉 </text:p>
          </table:table-cell>
          <table:table-cell table:number-columns-repeated="2" table:style-name="ce52" office:value-type="float" office:value="1950" calcext:value-type="float">
            <text:p>1,950 </text:p>
          </table:table-cell>
          <table:table-cell table:style-name="ce65" office:value-type="string" office:string-value="103年度一般小型零星-設備及投資-公共建設及設施費" calcext:value-type="string">
            <text:p>103年度一般小型零星-設備及投資-公共建設及設施費 </text:p>
          </table:table-cell>
          <table:table-cell table:style-name="ce65" office:value-type="string" office:string-value="工務處" calcext:value-type="string">
            <text:p>工務處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calcext:value-type="string">
            <text:p>盟達土木包工業</text:p>
            <text:p>（103.11.10開工）</text:p>
          </table:table-cell>
          <table:table-cell table:style-name="ce84" table:number-columns-repeated="1015"/>
        </table:table-row>
        <table:table-row table:style-name="ro22">
          <table:table-cell table:style-name="ce52" office:value-type="string" office:string-value="陳河山" calcext:value-type="string">
            <text:p>陳河山 </text:p>
          </table:table-cell>
          <table:table-cell table:style-name="ce65" office:value-type="string" office:string-value="林內鄉番仔坑小給一改善工程" calcext:value-type="string">
            <text:p>林內鄉番仔坑小給一改善工程 </text:p>
          </table:table-cell>
          <table:table-cell table:style-name="ce52" office:value-type="string" office:string-value="林內鄉" calcext:value-type="string">
            <text:p>林內鄉 </text:p>
          </table:table-cell>
          <table:table-cell table:number-columns-repeated="2" table:style-name="ce52" office:value-type="float" office:value="130" calcext:value-type="float">
            <text:p>130 </text:p>
          </table:table-cell>
          <table:table-cell table:style-name="ce65" office:value-type="string" office:string-value="103年度-資本門-其他公共工程-一般小型零星工程-設備及投資-公共建設及設施費" calcext:value-type="string">
            <text:p>103年度-資本門-其他公共工程-一般小型零星工程-設備及投資-公共建設及設施費 </text:p>
          </table:table-cell>
          <table:table-cell table:style-name="ce65" office:value-type="string" office:string-value="臺灣雲林農田水利會" calcext:value-type="string">
            <text:p>臺灣雲林農田水利會 </text:p>
          </table:table-cell>
          <table:table-cell table:style-name="ce65" office:value-type="string" office:string-value="公開招標 " calcext:value-type="string">
            <text:p>公開招標 <text:s/></text:p>
          </table:table-cell>
          <table:table-cell table:style-name="ce65" office:value-type="string" office:string-value="權鋒營造工程有限公司 " calcext:value-type="string">
            <text:p>權鋒營造工程有限公司 <text:s/></text:p>
          </table:table-cell>
          <table:table-cell table:style-name="ce84" table:number-columns-repeated="1015"/>
        </table:table-row>
        <table:table-row table:style-name="ro23">
          <table:table-cell table:style-name="ce52" office:value-type="string" office:string-value="林逢錦" calcext:value-type="string">
            <text:p>林逢錦 </text:p>
          </table:table-cell>
          <table:table-cell table:style-name="ce65" office:value-type="string" office:string-value="口湖鄉台子村養殖區產業道路改善工程" calcext:value-type="string">
            <text:p>口湖鄉台子村養殖區產業道路改善工程 </text:p>
          </table:table-cell>
          <table:table-cell table:style-name="ce52" office:value-type="string" office:string-value="口湖鄉" calcext:value-type="string">
            <text:p>口湖鄉 </text:p>
          </table:table-cell>
          <table:table-cell table:number-columns-repeated="2" table:style-name="ce52" office:value-type="float" office:value="1000" calcext:value-type="float">
            <text:p>1,000 </text:p>
          </table:table-cell>
          <table:table-cell table:style-name="ce65" office:value-type="string" office:string-value="103年度-資本門-其他公共工程-一般小型零星工程-設備及投資-公共建設及設施費" calcext:value-type="string">
            <text:p>103年度-資本門-其他公共工程-一般小型零星工程-設備及投資-公共建設及設施費 </text:p>
          </table:table-cell>
          <table:table-cell table:style-name="ce65" office:value-type="string" office:string-value="雲林縣口湖鄉公所" calcext:value-type="string">
            <text:p>雲林縣口湖鄉公所 </text:p>
          </table:table-cell>
          <table:table-cell table:style-name="ce65" office:value-type="string" office:string-value="公開招標 " calcext:value-type="string">
            <text:p>公開招標 <text:s/></text:p>
          </table:table-cell>
          <table:table-cell table:style-name="ce65" office:value-type="string" office:string-value="營達土木包工業 " calcext:value-type="string">
            <text:p>營達土木包工業 <text:s/></text:p>
          </table:table-cell>
          <table:table-cell table:style-name="ce84" table:number-columns-repeated="1015"/>
        </table:table-row>
        <table:table-row table:style-name="ro24">
          <table:table-cell table:style-name="ce52" office:value-type="string" office:string-value="林逢錦" calcext:value-type="string">
            <text:p>林逢錦 </text:p>
          </table:table-cell>
          <table:table-cell table:style-name="ce65" office:value-type="string" office:string-value="口湖鄉台子養殖區蚶子寮大排邊農路邊坡改善工程" calcext:value-type="string">
            <text:p>口湖鄉台子養殖區蚶子寮大排邊農路邊坡改善工程 </text:p>
          </table:table-cell>
          <table:table-cell table:style-name="ce52" office:value-type="string" office:string-value="口湖鄉" calcext:value-type="string">
            <text:p>口湖鄉 </text:p>
          </table:table-cell>
          <table:table-cell table:number-columns-repeated="2" table:style-name="ce52" office:value-type="float" office:value="1540" calcext:value-type="float">
            <text:p>1,540 </text:p>
          </table:table-cell>
          <table:table-cell table:style-name="ce65" office:value-type="string" office:string-value="103年度-資本門-其他公共工程-一般小型零星工程-設備及投資-公共建設及設施費" calcext:value-type="string">
            <text:p>103年度-資本門-其他公共工程-一般小型零星工程-設備及投資-公共建設及設施費 </text:p>
          </table:table-cell>
          <table:table-cell table:style-name="ce65" office:value-type="string" office:string-value="雲林縣口湖鄉公所" calcext:value-type="string">
            <text:p>雲林縣口湖鄉公所 </text:p>
          </table:table-cell>
          <table:table-cell table:style-name="ce65" office:value-type="string" office:string-value="公開招標 " calcext:value-type="string">
            <text:p>公開招標 <text:s/></text:p>
          </table:table-cell>
          <table:table-cell table:style-name="ce65" office:value-type="string" office:string-value="營達土木包工業" calcext:value-type="string">
            <text:p>營達土木包工業 </text:p>
          </table:table-cell>
          <table:table-cell table:style-name="ce84" table:number-columns-repeated="1015"/>
        </table:table-row>
        <table:table-row table:style-name="ro25">
          <table:table-cell table:style-name="ce52" office:value-type="string" office:string-value="林逢錦" calcext:value-type="string">
            <text:p>林逢錦 </text:p>
          </table:table-cell>
          <table:table-cell table:style-name="ce65" office:value-type="string" office:string-value="口湖鄉台子養殖區蚶子寮村邊農路及擋水牆改善工程" calcext:value-type="string">
            <text:p>口湖鄉台子養殖區蚶子寮村邊農路及擋水牆改善工程 </text:p>
          </table:table-cell>
          <table:table-cell table:style-name="ce52" office:value-type="string" office:string-value="口湖鄉" calcext:value-type="string">
            <text:p>口湖鄉 </text:p>
          </table:table-cell>
          <table:table-cell table:number-columns-repeated="2" table:style-name="ce52" office:value-type="float" office:value="1000" calcext:value-type="float">
            <text:p>1,000 </text:p>
          </table:table-cell>
          <table:table-cell table:style-name="ce65" office:value-type="string" office:string-value="103年度-資本門-其他公共工程-一般小型零星工程-設備及投資-公共建設及設施費" calcext:value-type="string">
            <text:p>103年度-資本門-其他公共工程-一般小型零星工程-設備及投資-公共建設及設施費 </text:p>
          </table:table-cell>
          <table:table-cell table:style-name="ce65" office:value-type="string" office:string-value="雲林縣口湖鄉公所" calcext:value-type="string">
            <text:p>雲林縣口湖鄉公所 </text:p>
          </table:table-cell>
          <table:table-cell table:style-name="ce65" office:value-type="string" office:string-value="公開招標 " calcext:value-type="string">
            <text:p>公開招標 <text:s/></text:p>
          </table:table-cell>
          <table:table-cell table:style-name="ce65" office:value-type="string" office:string-value="冠興土木包工業 " calcext:value-type="string">
            <text:p>冠興土木包工業 <text:s/></text:p>
          </table:table-cell>
          <table:table-cell table:style-name="ce84" table:number-columns-repeated="1015"/>
        </table:table-row>
        <table:table-row table:style-name="ro26">
          <table:table-cell table:style-name="ce52" office:value-type="string" office:string-value="林建鴻" calcext:value-type="string">
            <text:p>林建鴻 </text:p>
          </table:table-cell>
          <table:table-cell table:style-name="ce65" office:value-type="string" office:string-value="台西鄉台西漁港工作區地坪設置工程" calcext:value-type="string">
            <text:p>台西鄉台西漁港工作區地坪設置工程 </text:p>
          </table:table-cell>
          <table:table-cell table:style-name="ce52" office:value-type="string" office:string-value="台西鄉" calcext:value-type="string">
            <text:p>台西鄉 </text:p>
          </table:table-cell>
          <table:table-cell table:number-columns-repeated="2" table:style-name="ce52" office:value-type="float" office:value="980" calcext:value-type="float">
            <text:p>980 </text:p>
          </table:table-cell>
          <table:table-cell table:style-name="ce65" office:value-type="string" calcext:value-type="string">
            <text:p>103年度-資本門-其他公共工程-一般小型零星工程-設備及投資-公共建設及設施費</text:p>
            <text:p>墊付款轉正103年度</text:p>
          </table:table-cell>
          <table:table-cell table:style-name="ce65" office:value-type="string" office:string-value="水利處" calcext:value-type="string">
            <text:p>水利處 </text:p>
          </table:table-cell>
          <table:table-cell table:style-name="ce65" office:value-type="string" office:string-value="公開招標 " calcext:value-type="string">
            <text:p>公開招標 <text:s/></text:p>
          </table:table-cell>
          <table:table-cell table:style-name="ce65" office:value-type="string" office:string-value="宏駿土木包工業 " calcext:value-type="string">
            <text:p>宏駿土木包工業 <text:s/></text:p>
          </table:table-cell>
          <table:table-cell table:style-name="ce84" table:number-columns-repeated="1015"/>
        </table:table-row>
        <table:table-row table:style-name="ro27">
          <table:table-cell table:style-name="ce52" office:value-type="string" office:string-value="廖清祥" calcext:value-type="string">
            <text:p>廖清祥 </text:p>
          </table:table-cell>
          <table:table-cell table:style-name="ce65" office:value-type="string" office:string-value="西螺鎮果菜市場前西螺大排增設擋土牆" calcext:value-type="string">
            <text:p>西螺鎮果菜市場前西螺大排增設擋土牆 </text:p>
          </table:table-cell>
          <table:table-cell table:style-name="ce52" office:value-type="string" office:string-value="西螺鎮" calcext:value-type="string">
            <text:p>西螺鎮 </text:p>
          </table:table-cell>
          <table:table-cell table:number-columns-repeated="2" table:style-name="ce52" office:value-type="float" office:value="1700" calcext:value-type="float">
            <text:p>1,700 </text:p>
          </table:table-cell>
          <table:table-cell table:style-name="ce65" office:value-type="string" office:string-value="103年度-資本門-其他公共工程-一般小型零星工程-設備及投資-公共建設及設施費-辦理道路、水利、水土保持、遊憩景觀、綠化社區改善、教育設施及其他零小型零星工程" calcext:value-type="string">
            <text:p>103年度-資本門-其他公共工程-一般小型零星工程-設備及投資-公共建設及設施費-辦理道路、水利、水土保持、遊憩景觀、綠化社區改善、教育設施及其他零小型零星工程 </text:p>
          </table:table-cell>
          <table:table-cell table:style-name="ce65" office:value-type="string" office:string-value="雲林縣西螺鎮公所" calcext:value-type="string">
            <text:p>雲林縣西螺鎮公所 </text:p>
          </table:table-cell>
          <table:table-cell table:style-name="ce65" office:value-type="string" office:string-value="公開招標 " calcext:value-type="string">
            <text:p>公開招標 <text:s/></text:p>
          </table:table-cell>
          <table:table-cell table:style-name="ce65" office:value-type="string" office:string-value="簽辦招標程序" calcext:value-type="string">
            <text:p>簽辦招標程序 </text:p>
          </table:table-cell>
          <table:table-cell table:style-name="ce84" table:number-columns-repeated="1015"/>
        </table:table-row>
        <table:table-row table:style-name="ro28">
          <table:table-cell table:style-name="ce52" office:value-type="string" office:string-value="王鐵道" calcext:value-type="string">
            <text:p>王鐵道 </text:p>
          </table:table-cell>
          <table:table-cell table:style-name="ce65" office:value-type="string" office:string-value="西螺鎮埤頭里雲42-1線舊頂埤大排施設護欄工程" calcext:value-type="string">
            <text:p>西螺鎮埤頭里雲42-1線舊頂埤大排施設護欄工程 </text:p>
          </table:table-cell>
          <table:table-cell table:style-name="ce52" office:value-type="string" office:string-value="西螺鎮" calcext:value-type="string">
            <text:p>西螺鎮 </text:p>
          </table:table-cell>
          <table:table-cell table:number-columns-repeated="2" table:style-name="ce52" office:value-type="float" office:value="1600" calcext:value-type="float">
            <text:p>1,600 </text:p>
          </table:table-cell>
          <table:table-cell table:style-name="ce65" office:value-type="string" office:string-value="103年度-資本門-其他公共工程-一般小型零星工程-設備及投資-公共建設及設施費-辦理道路、水利、水土保持、遊憩景觀、綠化社區改善、教育設施及其他零小型零星工程" calcext:value-type="string">
            <text:p>103年度-資本門-其他公共工程-一般小型零星工程-設備及投資-公共建設及設施費-辦理道路、水利、水土保持、遊憩景觀、綠化社區改善、教育設施及其他零小型零星工程 </text:p>
          </table:table-cell>
          <table:table-cell table:style-name="ce65" office:value-type="string" office:string-value="雲林縣西螺鎮公所" calcext:value-type="string">
            <text:p>雲林縣西螺鎮公所 </text:p>
          </table:table-cell>
          <table:table-cell table:style-name="ce65" office:value-type="string" office:string-value="公開招標 " calcext:value-type="string">
            <text:p>公開招標 <text:s/></text:p>
          </table:table-cell>
          <table:table-cell table:style-name="ce65" office:value-type="string" office:string-value="建承營造有限公司" calcext:value-type="string">
            <text:p>建承營造有限公司 </text:p>
          </table:table-cell>
          <table:table-cell table:style-name="ce84" table:number-columns-repeated="1015"/>
        </table:table-row>
        <table:table-row table:style-name="ro29">
          <table:table-cell table:style-name="ce52" office:value-type="string" office:string-value="陳河山" calcext:value-type="string">
            <text:p>陳河山 </text:p>
          </table:table-cell>
          <table:table-cell table:style-name="ce65" office:value-type="string" office:string-value="林內鄉林中村台三線等下水道改善工程" calcext:value-type="string">
            <text:p>林內鄉林中村台三線等下水道改善工程 </text:p>
          </table:table-cell>
          <table:table-cell table:style-name="ce52" office:value-type="string" office:string-value="林內鄉" calcext:value-type="string">
            <text:p>林內鄉 </text:p>
          </table:table-cell>
          <table:table-cell table:number-columns-repeated="2" table:style-name="ce52" office:value-type="float" office:value="3600" calcext:value-type="float">
            <text:p>3,600 </text:p>
          </table:table-cell>
          <table:table-cell table:style-name="ce78" office:value-type="string" office:string-value="103年度/其他公共工程/下水道建設工程/設備及投資/公共建設及設施費" calcext:value-type="string">
            <text:p>103年度/其他公共工程/下水道建設工程/設備及投資/公共建設及設施費 </text:p>
          </table:table-cell>
          <table:table-cell table:style-name="ce65" office:value-type="string" office:string-value="水利處下水道科" calcext:value-type="string">
            <text:p>水利處下水道科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office:string-value="宏達土木包工業" calcext:value-type="string">
            <text:p>宏達土木包工業 </text:p>
          </table:table-cell>
          <table:table-cell table:style-name="ce84" table:number-columns-repeated="1015"/>
        </table:table-row>
        <table:table-row table:style-name="ro30">
          <table:table-cell table:style-name="ce52" office:value-type="string" office:string-value="蔡岳儒" calcext:value-type="string">
            <text:p>蔡岳儒 </text:p>
          </table:table-cell>
          <table:table-cell table:style-name="ce65" office:value-type="string" office:string-value="「水林鄉水北村廟前路雨水下水道修復工程」" calcext:value-type="string">
            <text:p>「水林鄉水北村廟前路雨水下水道修復工程」 </text:p>
          </table:table-cell>
          <table:table-cell table:style-name="ce52" office:value-type="string" office:string-value="水林鄉" calcext:value-type="string">
            <text:p>水林鄉 </text:p>
          </table:table-cell>
          <table:table-cell table:number-columns-repeated="2" table:style-name="ce52" office:value-type="float" office:value="1640" calcext:value-type="float">
            <text:p>1,640 </text:p>
          </table:table-cell>
          <table:table-cell table:style-name="ce78" office:value-type="string" office:string-value="103年度/其他公共工程/下水道建設工程/設備及投資/公共建設及設施費" calcext:value-type="string">
            <text:p>103年度/其他公共工程/下水道建設工程/設備及投資/公共建設及設施費 </text:p>
          </table:table-cell>
          <table:table-cell table:style-name="ce65" office:value-type="string" office:string-value="水林鄉公所" calcext:value-type="string">
            <text:p>水林鄉公所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78" office:value-type="string" office:string-value="目前簽辦成立細部設計預算書圖中；俟預算書核准後將於水林鄉公所辦理後續發包作業(已保留)。" calcext:value-type="string">
            <text:p>目前簽辦成立細部設計預算書圖中；俟預算書核准後將於水林鄉公所辦理後續發包作業(已保留)。 </text:p>
          </table:table-cell>
          <table:table-cell table:style-name="ce84" table:number-columns-repeated="1015"/>
        </table:table-row>
        <table:table-row table:style-name="ro31">
          <table:table-cell table:style-name="ce52" office:value-type="string" office:string-value="王秋足" calcext:value-type="string">
            <text:p>王秋足 </text:p>
          </table:table-cell>
          <table:table-cell table:style-name="ce65" office:value-type="string" calcext:value-type="string">
            <text:p>ViewSonic Pro8400單槍投影機貳拾壹台</text:p>
            <text:p>CASOS MC60x60投影銀幕貳拾壹台</text:p>
            <text:p/>
          </table:table-cell>
          <table:table-cell table:style-name="ce52" office:value-type="string" office:string-value="雲林縣衛生局及所屬衛生所" calcext:value-type="string">
            <text:p>雲林縣衛生局及所屬衛生所 </text:p>
          </table:table-cell>
          <table:table-cell table:number-columns-repeated="2" table:style-name="ce52" office:value-type="float" office:value="1518" calcext:value-type="float">
            <text:p>1,518 </text:p>
          </table:table-cell>
          <table:table-cell table:style-name="ce65" office:value-type="string" calcext:value-type="string">
            <text:p>1、應付歲出保留款-102年度-資本門-其他公共工程-一般小型零星工程-設備及投資-雜項設備費</text:p>
            <text:p>2、103年度資本門-其他公共工程-一般小型零星工程-設備及投資、雜項設備費</text:p>
          </table:table-cell>
          <table:table-cell table:style-name="ce65" office:value-type="string" office:string-value="雲林縣衛生局" calcext:value-type="string">
            <text:p>雲林縣衛生局 </text:p>
          </table:table-cell>
          <table:table-cell table:style-name="ce65" office:value-type="string" office:string-value="共同供應契約" calcext:value-type="string">
            <text:p>共同供應契約 </text:p>
          </table:table-cell>
          <table:table-cell table:style-name="ce65" office:value-type="string" office:string-value="晴鴻資訊" calcext:value-type="string">
            <text:p>晴鴻資訊 </text:p>
          </table:table-cell>
          <table:table-cell table:style-name="ce84" table:number-columns-repeated="1015"/>
        </table:table-row>
        <table:table-row table:style-name="ro32">
          <table:table-cell table:style-name="ce53" office:value-type="string" calcext:value-type="string">
            <text:p>林哲凌</text:p>
          </table:table-cell>
          <table:table-cell table:style-name="ce66" office:value-type="string" calcext:value-type="string">
            <text:p>103年度改善教學環境工程</text:p>
          </table:table-cell>
          <table:table-cell table:style-name="ce73" office:value-type="string" office:string-value="金湖國小" calcext:value-type="string">
            <text:p>金湖國小 </text:p>
          </table:table-cell>
          <table:table-cell table:number-columns-repeated="2" table:style-name="ce73" office:value-type="float" office:value="100" calcext:value-type="float">
            <text:p>100 </text:p>
          </table:table-cell>
          <table:table-cell table:style-name="ce79" office:value-type="string" calcext:value-type="string">
            <text:p>103年度-資本門-其他公共工程-一般小型零星工程-設備及投資-公共建設及設施費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飛魚企業社</text:p>
            <text:p>麥得森企業有限公司</text:p>
            <text:p>昶峰有限公司</text:p>
            <text:p>林豐祐</text:p>
          </table:table-cell>
          <table:table-cell table:style-name="ce58" table:number-columns-repeated="1015"/>
        </table:table-row>
        <table:table-row table:style-name="ro33">
          <table:table-cell table:style-name="ce53" office:value-type="string" calcext:value-type="string">
            <text:p>李明哲</text:p>
          </table:table-cell>
          <table:table-cell table:style-name="ce66" office:value-type="string" calcext:value-type="string">
            <text:p>103年度改善教學環境及設備-視聽教室整修工程</text:p>
          </table:table-cell>
          <table:table-cell table:style-name="ce73" office:value-type="string" office:string-value="文昌國小" calcext:value-type="string">
            <text:p>文昌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公共建設及設施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和懋土木包工業</text:p>
          </table:table-cell>
          <table:table-cell table:style-name="ce58" table:number-columns-repeated="1015"/>
        </table:table-row>
        <table:table-row table:style-name="ro34">
          <table:table-cell table:style-name="ce53" office:value-type="string" calcext:value-type="string">
            <text:p>王鐵道</text:p>
          </table:table-cell>
          <table:table-cell table:style-name="ce66" office:value-type="string" calcext:value-type="string">
            <text:p>103年度活動中心及地下室等空氣潔淨系統設置工程</text:p>
          </table:table-cell>
          <table:table-cell table:style-name="ce73" office:value-type="string" office:string-value="文昌國小" calcext:value-type="string">
            <text:p>文昌國小 </text:p>
          </table:table-cell>
          <table:table-cell table:number-columns-repeated="2" table:style-name="ce73" office:value-type="float" office:value="1600" calcext:value-type="float">
            <text:p>1,600 </text:p>
          </table:table-cell>
          <table:table-cell table:style-name="ce79" office:value-type="string" calcext:value-type="string">
            <text:p>103年度-資本門-其他公共工程-一般小型零星工程-設備及投資-公共建設及設施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14">
          <table:table-cell table:style-name="ce53" office:value-type="string" calcext:value-type="string">
            <text:p>王鐵道</text:p>
          </table:table-cell>
          <table:table-cell table:style-name="ce66" office:value-type="string" calcext:value-type="string">
            <text:p>103年度教室及活動中心防水防漏工程</text:p>
          </table:table-cell>
          <table:table-cell table:style-name="ce73" office:value-type="string" office:string-value="文昌國小" calcext:value-type="string">
            <text:p>文昌國小 </text:p>
          </table:table-cell>
          <table:table-cell table:number-columns-repeated="2" table:style-name="ce73" office:value-type="float" office:value="400" calcext:value-type="float">
            <text:p>400 </text:p>
          </table:table-cell>
          <table:table-cell table:style-name="ce79" office:value-type="string" calcext:value-type="string">
            <text:p>103年度-資本門-其他公共工程-一般小型零星工程-設備及投資-公共建設及設施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35">
          <table:table-cell table:style-name="ce53" office:value-type="string" calcext:value-type="string">
            <text:p>廖錦珠</text:p>
          </table:table-cell>
          <table:table-cell table:style-name="ce66" office:value-type="string" calcext:value-type="string">
            <text:p>103年度活動中心前庭園地坪整修工程</text:p>
          </table:table-cell>
          <table:table-cell table:style-name="ce73" office:value-type="string" office:string-value="中山國小" calcext:value-type="string">
            <text:p>中山國小 </text:p>
          </table:table-cell>
          <table:table-cell table:number-columns-repeated="2" table:style-name="ce73" office:value-type="float" office:value="987" calcext:value-type="float">
            <text:p>987 </text:p>
          </table:table-cell>
          <table:table-cell table:style-name="ce79" office:value-type="string" calcext:value-type="string">
            <text:p>墊付款-103年度-資本門-其他公共工程-一般小型零星工程-設備及投資-公共建設及設施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長盛土木包工業</text:p>
          </table:table-cell>
          <table:table-cell table:style-name="ce58" table:number-columns-repeated="1015"/>
        </table:table-row>
        <table:table-row table:style-name="ro36">
          <table:table-cell table:style-name="ce53" office:value-type="string" calcext:value-type="string">
            <text:p>廖清祥</text:p>
          </table:table-cell>
          <table:table-cell table:style-name="ce66" office:value-type="string" calcext:value-type="string">
            <text:p>103年度校史館整修工程</text:p>
          </table:table-cell>
          <table:table-cell table:style-name="ce73" office:value-type="string" office:string-value="東南國中" calcext:value-type="string">
            <text:p>東南國中 </text:p>
          </table:table-cell>
          <table:table-cell table:number-columns-repeated="2" table:style-name="ce73" office:value-type="float" office:value="2000" calcext:value-type="float">
            <text:p>2,000 </text:p>
          </table:table-cell>
          <table:table-cell table:style-name="ce79" office:value-type="string" calcext:value-type="string">
            <text:p>墊付款-103年度-資本門-其他公共工程-一般小型零星工程-設備及投資-公共建設及設施費</text:p>
            <text:p>103年度-資本門-其他公共工程-一般小型零星工程-設備及投資-公共建設及設施費-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32">
          <table:table-cell table:style-name="ce53" office:value-type="string" calcext:value-type="string">
            <text:p>廖清祥</text:p>
          </table:table-cell>
          <table:table-cell table:style-name="ce66" office:value-type="string" calcext:value-type="string">
            <text:p>103年度改善教學環境工程</text:p>
          </table:table-cell>
          <table:table-cell table:style-name="ce73" office:value-type="string" office:string-value="廣興國小" calcext:value-type="string">
            <text:p>廣興國小 </text:p>
          </table:table-cell>
          <table:table-cell table:number-columns-repeated="2" table:style-name="ce73" office:value-type="float" office:value="100" calcext:value-type="float">
            <text:p>100 </text:p>
          </table:table-cell>
          <table:table-cell table:style-name="ce79" office:value-type="string" calcext:value-type="string">
            <text:p>103年度-資本門-其他公共工程-一般小型零星工程-設備及投資-公共建設及設施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至德行</text:p>
            <text:p>聖龍工程行</text:p>
          </table:table-cell>
          <table:table-cell table:style-name="ce58" table:number-columns-repeated="1015"/>
        </table:table-row>
        <table:table-row table:style-name="ro37">
          <table:table-cell table:style-name="ce53" office:value-type="string" calcext:value-type="string">
            <text:p>李合同</text:p>
          </table:table-cell>
          <table:table-cell table:style-name="ce66" office:value-type="string" calcext:value-type="string">
            <text:p>103年度改善教學環境-北棟教室防漏工程</text:p>
          </table:table-cell>
          <table:table-cell table:style-name="ce73" office:value-type="string" office:string-value="陽明國小" calcext:value-type="string">
            <text:p>陽明國小 </text:p>
          </table:table-cell>
          <table:table-cell table:number-columns-repeated="2" table:style-name="ce73" office:value-type="float" office:value="96" calcext:value-type="float">
            <text:p>96 </text:p>
          </table:table-cell>
          <table:table-cell table:style-name="ce79" office:value-type="string" calcext:value-type="string">
            <text:p>墊付款-103年度-資本門-其他公共工程-一般小型零星工程-設備及投資-公共建設及設施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喬富土木包工業</text:p>
          </table:table-cell>
          <table:table-cell table:style-name="ce58" table:number-columns-repeated="1015"/>
        </table:table-row>
        <table:table-row table:style-name="ro38">
          <table:table-cell table:style-name="ce53" office:value-type="string" calcext:value-type="string">
            <text:p>陳瑞雄</text:p>
          </table:table-cell>
          <table:table-cell table:style-name="ce66" office:value-type="string" calcext:value-type="string">
            <text:p>103年度川堂走廊樓梯間油漆美化工程</text:p>
          </table:table-cell>
          <table:table-cell table:style-name="ce73" office:value-type="string" office:string-value="虎尾國小" calcext:value-type="string">
            <text:p>虎尾國小 </text:p>
          </table:table-cell>
          <table:table-cell table:number-columns-repeated="2" table:style-name="ce73" office:value-type="float" office:value="498.058" calcext:value-type="float">
            <text:p>498 </text:p>
          </table:table-cell>
          <table:table-cell table:style-name="ce79" office:value-type="string" calcext:value-type="string">
            <text:p>103年度-資本門-其他公共工程-一般小型零星工程-設備及投資-公共建設及設施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尚群土木包工業</text:p>
          </table:table-cell>
          <table:table-cell table:style-name="ce58" table:number-columns-repeated="1015"/>
        </table:table-row>
        <table:table-row table:style-name="ro39">
          <table:table-cell table:style-name="ce53" office:value-type="string" calcext:value-type="string">
            <text:p>李合同</text:p>
          </table:table-cell>
          <table:table-cell table:style-name="ce66" office:value-type="string" calcext:value-type="string">
            <text:p>103年度改善教學環境工程</text:p>
          </table:table-cell>
          <table:table-cell table:style-name="ce73" office:value-type="string" office:string-value="二崙國小" calcext:value-type="string">
            <text:p>二崙國小 </text:p>
          </table:table-cell>
          <table:table-cell table:number-columns-repeated="2" table:style-name="ce73" office:value-type="float" office:value="2000" calcext:value-type="float">
            <text:p>2,000 </text:p>
          </table:table-cell>
          <table:table-cell table:style-name="ce79" office:value-type="string" calcext:value-type="string">
            <text:p>墊付款-103年度-資本門-其他公共工程-一般小型零星工程-設備及投資-公共建設及設施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長具土木包工業</text:p>
          </table:table-cell>
          <table:table-cell table:style-name="ce58" table:number-columns-repeated="1015"/>
        </table:table-row>
        <table:table-row table:style-name="ro40">
          <table:table-cell table:style-name="ce53" office:value-type="string" calcext:value-type="string">
            <text:p>鄭玲惠</text:p>
          </table:table-cell>
          <table:table-cell table:style-name="ce66" office:value-type="string" calcext:value-type="string">
            <text:p>103年度室內環境品質改善工程</text:p>
          </table:table-cell>
          <table:table-cell table:style-name="ce73" office:value-type="string" office:string-value="文昌國小" calcext:value-type="string">
            <text:p>文昌國小 </text:p>
          </table:table-cell>
          <table:table-cell table:number-columns-repeated="2" table:style-name="ce73" office:value-type="float" office:value="3100" calcext:value-type="float">
            <text:p>3,100 </text:p>
          </table:table-cell>
          <table:table-cell table:style-name="ce79" office:value-type="string" calcext:value-type="string">
            <text:p>墊付款-103年度-資本門-其他公共工程-一般小型零星工程-設備及投資-公共建設及設施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41">
          <table:table-cell table:style-name="ce53" office:value-type="string" calcext:value-type="string">
            <text:p>廖清祥</text:p>
          </table:table-cell>
          <table:table-cell table:style-name="ce66" office:value-type="string" calcext:value-type="string">
            <text:p>103年度行政教室三樓東西側廁所改建工程</text:p>
          </table:table-cell>
          <table:table-cell table:style-name="ce73" office:value-type="string" office:string-value="石榴國中" calcext:value-type="string">
            <text:p>石榴國中 </text:p>
          </table:table-cell>
          <table:table-cell table:number-columns-repeated="2" table:style-name="ce73" office:value-type="float" office:value="830" calcext:value-type="float">
            <text:p>830 </text:p>
          </table:table-cell>
          <table:table-cell table:style-name="ce79" office:value-type="string" calcext:value-type="string">
            <text:p>墊付款-103年度-資本門-其他公共工程-一般小型零星工程-設備及投資-公共建設及設施費</text:p>
            <text:p>103年度-資本門-其他公共工程-一般小型零星工程-設備及投資-公共建設及設施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42">
          <table:table-cell table:style-name="ce53" office:value-type="string" calcext:value-type="string">
            <text:p>陳瑞雄</text:p>
          </table:table-cell>
          <table:table-cell table:style-name="ce66" office:value-type="string" calcext:value-type="string">
            <text:p>103年度改善教學環境購置電腦資訊設備實施計畫</text:p>
          </table:table-cell>
          <table:table-cell table:style-name="ce73" office:value-type="string" office:string-value="光復國小" calcext:value-type="string">
            <text:p>光復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俊盛科技有限公司</text:p>
          </table:table-cell>
          <table:table-cell table:style-name="ce85" table:number-columns-repeated="247"/>
          <table:table-cell table:style-name="ce58" table:number-columns-repeated="768"/>
        </table:table-row>
        <table:table-row table:style-name="ro25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校園行政及教學電腦設備更新</text:p>
          </table:table-cell>
          <table:table-cell table:style-name="ce73" office:value-type="string" office:string-value="明禮國小" calcext:value-type="string">
            <text:p>明禮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公共建設及設施費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富州電腦有限公司</text:p>
          </table:table-cell>
          <table:table-cell table:style-name="ce58" table:number-columns-repeated="1015"/>
        </table:table-row>
        <table:table-row table:style-name="ro32">
          <table:table-cell table:style-name="ce53" office:value-type="string" calcext:value-type="string">
            <text:p>林哲凌</text:p>
          </table:table-cell>
          <table:table-cell table:style-name="ce66" office:value-type="string" calcext:value-type="string">
            <text:p>改善及充實視聽教室設備</text:p>
          </table:table-cell>
          <table:table-cell table:style-name="ce73" office:value-type="string" office:string-value="金湖國小" calcext:value-type="string">
            <text:p>金湖國小 </text:p>
          </table:table-cell>
          <table:table-cell table:number-columns-repeated="2" table:style-name="ce73" office:value-type="float" office:value="100" calcext:value-type="float">
            <text:p>100 </text:p>
          </table:table-cell>
          <table:table-cell table:style-name="ce79" office:value-type="string" calcext:value-type="string">
            <text:p>103年度-資本門-其他公共工程-一般小型零星工程-設備及投資-公共建設及設施費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麥得森企業有限公司、</text:p>
            <text:p>宙斯資訊</text:p>
          </table:table-cell>
          <table:table-cell table:style-name="ce58" table:number-columns-repeated="1015"/>
        </table:table-row>
        <table:table-row table:style-name="ro43">
          <table:table-cell table:style-name="ce53" office:value-type="string" calcext:value-type="string">
            <text:p>沈宗隆</text:p>
          </table:table-cell>
          <table:table-cell table:style-name="ce66" office:value-type="string" calcext:value-type="string">
            <text:p>大門伸縮鐵門整修設備經費</text:p>
          </table:table-cell>
          <table:table-cell table:style-name="ce73" office:value-type="string" office:string-value="馬光國中" calcext:value-type="string">
            <text:p>馬光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台瑞有限公司</text:p>
          </table:table-cell>
          <table:table-cell table:style-name="ce58" table:number-columns-repeated="1015"/>
        </table:table-row>
        <table:table-row table:style-name="ro44">
          <table:table-cell table:style-name="ce53" office:value-type="string" calcext:value-type="string">
            <text:p>沈宗隆</text:p>
          </table:table-cell>
          <table:table-cell table:style-name="ce66" office:value-type="string" calcext:value-type="string">
            <text:p>汰換舊有行政資訊設備</text:p>
          </table:table-cell>
          <table:table-cell table:style-name="ce73" office:value-type="string" office:string-value="惠來國小" calcext:value-type="string">
            <text:p>惠來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富州電腦有限公司</text:p>
          </table:table-cell>
          <table:table-cell table:style-name="ce58" table:number-columns-repeated="1015"/>
        </table:table-row>
        <table:table-row table:style-name="ro45">
          <table:table-cell table:style-name="ce53" office:value-type="string" calcext:value-type="string">
            <text:p>黃文祥</text:p>
          </table:table-cell>
          <table:table-cell table:style-name="ce66" office:value-type="string" calcext:value-type="string">
            <text:p>103年度改善教學環境設備-增置班級單槍投影機及電腦設備</text:p>
          </table:table-cell>
          <table:table-cell table:style-name="ce73" office:value-type="string" office:string-value="鹿場國小" calcext:value-type="string">
            <text:p>鹿場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37">
          <table:table-cell table:style-name="ce53" office:value-type="string" calcext:value-type="string">
            <text:p>林逢錦</text:p>
          </table:table-cell>
          <table:table-cell table:style-name="ce66" office:value-type="string" calcext:value-type="string">
            <text:p>103年度充實教學環境設備</text:p>
          </table:table-cell>
          <table:table-cell table:style-name="ce73" office:value-type="string" office:string-value="東榮國小" calcext:value-type="string">
            <text:p>東榮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采誠科技股份有限公司</text:p>
          </table:table-cell>
          <table:table-cell table:style-name="ce58" table:number-columns-repeated="1015"/>
        </table:table-row>
        <table:table-row table:style-name="ro35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文興國小" calcext:value-type="string">
            <text:p>文興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家科電腦有限公司</text:p>
          </table:table-cell>
          <table:table-cell table:style-name="ce58" table:number-columns-repeated="1015"/>
        </table:table-row>
        <table:table-row table:style-name="ro46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環境及設備</text:p>
          </table:table-cell>
          <table:table-cell table:style-name="ce73" office:value-type="string" office:string-value="中山國小" calcext:value-type="string">
            <text:p>中山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公共建設及設施費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18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設備-購置戶外型字幕機</text:p>
          </table:table-cell>
          <table:table-cell table:style-name="ce73" office:value-type="string" office:string-value="廣興國小" calcext:value-type="string">
            <text:p>廣興國小 </text:p>
          </table:table-cell>
          <table:table-cell table:number-columns-repeated="2" table:style-name="ce73" office:value-type="float" office:value="98" calcext:value-type="float">
            <text:p>98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輝雄科技有限公司</text:p>
          </table:table-cell>
          <table:table-cell table:style-name="ce58" table:number-columns-repeated="1015"/>
        </table:table-row>
        <table:table-row table:style-name="ro47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及充實教學環境設備-資訊教學設備採購</text:p>
          </table:table-cell>
          <table:table-cell table:style-name="ce73" office:value-type="string" office:string-value="鎮南國小" calcext:value-type="string">
            <text:p>鎮南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家科電腦有限公司</text:p>
          </table:table-cell>
          <table:table-cell table:style-name="ce58" table:number-columns-repeated="1015"/>
        </table:table-row>
        <table:table-row table:style-name="ro48">
          <table:table-cell table:style-name="ce53" office:value-type="string" calcext:value-type="string">
            <text:p>江文登</text:p>
          </table:table-cell>
          <table:table-cell table:style-name="ce66" office:value-type="string" calcext:value-type="string">
            <text:p>e化自然科教學環境設備</text:p>
          </table:table-cell>
          <table:table-cell table:style-name="ce73" office:value-type="string" office:string-value="莿桐國中" calcext:value-type="string">
            <text:p>莿桐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采誠科技股份有限公司</text:p>
          </table:table-cell>
          <table:table-cell table:style-name="ce58" table:number-columns-repeated="1015"/>
        </table:table-row>
        <table:table-row table:style-name="ro49">
          <table:table-cell table:style-name="ce53" office:value-type="string" calcext:value-type="string">
            <text:p>沈宗隆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新庄國小" calcext:value-type="string">
            <text:p>新庄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瑞傑室內裝修工程有限公司</text:p>
          </table:table-cell>
          <table:table-cell table:style-name="ce58" table:number-columns-repeated="1015"/>
        </table:table-row>
        <table:table-row table:style-name="ro50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度充實教學設備</text:p>
          </table:table-cell>
          <table:table-cell table:style-name="ce73" office:value-type="string" office:string-value="忠孝國小" calcext:value-type="string">
            <text:p>忠孝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1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度充實教學設備</text:p>
          </table:table-cell>
          <table:table-cell table:style-name="ce73" office:value-type="string" office:string-value="宏仁國小" calcext:value-type="string">
            <text:p>宏仁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2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環境設備-購置電腦設備</text:p>
          </table:table-cell>
          <table:table-cell table:style-name="ce73" office:value-type="string" office:string-value="石榴國小" calcext:value-type="string">
            <text:p>石榴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1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設備-購置電腦及影印機</text:p>
          </table:table-cell>
          <table:table-cell table:style-name="ce73" office:value-type="string" office:string-value="大東國小" calcext:value-type="string">
            <text:p>大東國小 </text:p>
          </table:table-cell>
          <table:table-cell table:number-columns-repeated="2" table:style-name="ce73" office:value-type="float" office:value="187.015" calcext:value-type="float">
            <text:p>187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家科電腦有限公司</text:p>
          </table:table-cell>
          <table:table-cell table:style-name="ce58" table:number-columns-repeated="1015"/>
        </table:table-row>
        <table:table-row table:style-name="ro47">
          <table:table-cell table:style-name="ce53" office:value-type="string" calcext:value-type="string">
            <text:p>黃進一</text:p>
          </table:table-cell>
          <table:table-cell table:style-name="ce66" office:value-type="string" calcext:value-type="string">
            <text:p>103年度改善資訊教學設備</text:p>
          </table:table-cell>
          <table:table-cell table:style-name="ce73" office:value-type="string" office:string-value="後埔國小" calcext:value-type="string">
            <text:p>後埔國小 </text:p>
          </table:table-cell>
          <table:table-cell table:number-columns-repeated="2" table:style-name="ce73" office:value-type="float" office:value="199.8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公共建設及設施費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青陽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泉州國小" calcext:value-type="string">
            <text:p>泉州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吳厝國小" calcext:value-type="string">
            <text:p>吳厝國小 </text:p>
          </table:table-cell>
          <table:table-cell table:number-columns-repeated="2" table:style-name="ce73" office:value-type="float" office:value="195.331" calcext:value-type="float">
            <text:p>195 </text:p>
          </table:table-cell>
          <table:table-cell table:style-name="ce79" office:value-type="string" calcext:value-type="string">
            <text:p>103年度-資本門-其他公共工程-一般小型零星工程-設備及投資-公共建設及設施費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建誼電腦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文祥</text:p>
          </table:table-cell>
          <table:table-cell table:style-name="ce66" office:value-type="string" calcext:value-type="string">
            <text:p>103年度充實資訊設備</text:p>
          </table:table-cell>
          <table:table-cell table:style-name="ce73" office:value-type="string" office:string-value="仁德國小" calcext:value-type="string">
            <text:p>仁德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王士壬</text:p>
          </table:table-cell>
          <table:table-cell table:style-name="ce66" office:value-type="string" calcext:value-type="string">
            <text:p>103年度改善教學環境及設備-購置教學用串流伺服器</text:p>
          </table:table-cell>
          <table:table-cell table:style-name="ce73" office:value-type="string" office:string-value="林內國中" calcext:value-type="string">
            <text:p>林內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采誠科技股份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王士壬</text:p>
          </table:table-cell>
          <table:table-cell table:style-name="ce66" office:value-type="string" calcext:value-type="string">
            <text:p>103年度改善教學環境及設備-購置教學用串流伺服器</text:p>
          </table:table-cell>
          <table:table-cell table:style-name="ce73" office:value-type="string" office:string-value="土庫國中" calcext:value-type="string">
            <text:p>土庫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采誠科技股份有限公司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王士壬</text:p>
          </table:table-cell>
          <table:table-cell table:style-name="ce66" office:value-type="string" calcext:value-type="string">
            <text:p>103年度改善教學環境及設備-購置教學用串流伺服器</text:p>
          </table:table-cell>
          <table:table-cell table:style-name="ce73" office:value-type="string" office:string-value="東仁國中" calcext:value-type="string">
            <text:p>東仁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采誠科技股份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廖秋萍</text:p>
          </table:table-cell>
          <table:table-cell table:style-name="ce66" office:value-type="string" calcext:value-type="string">
            <text:p>103年度改善教學環境及設備-教室窗簾</text:p>
          </table:table-cell>
          <table:table-cell table:style-name="ce73" office:value-type="string" office:string-value="中山國小" calcext:value-type="string">
            <text:p>中山國小 </text:p>
          </table:table-cell>
          <table:table-cell table:number-columns-repeated="2" table:style-name="ce73" office:value-type="float" office:value="100" calcext:value-type="float">
            <text:p>1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大千裝潢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王士壬</text:p>
          </table:table-cell>
          <table:table-cell table:style-name="ce66" office:value-type="string" calcext:value-type="string">
            <text:p>103年度改善教學環境及設備-購置教學用中階伺服器</text:p>
          </table:table-cell>
          <table:table-cell table:style-name="ce73" office:value-type="string" office:string-value="莿桐國中" calcext:value-type="string">
            <text:p>莿桐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采誠科技股份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陳瑞雄</text:p>
          </table:table-cell>
          <table:table-cell table:style-name="ce66" office:value-type="string" calcext:value-type="string">
            <text:p>103年度改善資訊設備</text:p>
          </table:table-cell>
          <table:table-cell table:style-name="ce73" office:value-type="string" office:string-value="安慶國小" calcext:value-type="string">
            <text:p>安慶國小 </text:p>
          </table:table-cell>
          <table:table-cell table:number-columns-repeated="2" table:style-name="ce73" office:value-type="float" office:value="197.23" calcext:value-type="float">
            <text:p>197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旻璟電腦行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環境-充實資訊設備</text:p>
          </table:table-cell>
          <table:table-cell table:style-name="ce73" office:value-type="string" office:string-value="潮厝國小" calcext:value-type="string">
            <text:p>潮厝國小 </text:p>
          </table:table-cell>
          <table:table-cell table:number-columns-repeated="2" table:style-name="ce73" office:value-type="float" office:value="195.331" calcext:value-type="float">
            <text:p>195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王士壬</text:p>
          </table:table-cell>
          <table:table-cell table:style-name="ce66" office:value-type="string" calcext:value-type="string">
            <text:p>103年度改善教學環境及設備-購置教學用串流伺服器</text:p>
          </table:table-cell>
          <table:table-cell table:style-name="ce73" office:value-type="string" office:string-value="元長國小" calcext:value-type="string">
            <text:p>元長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采誠科技股份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文祥</text:p>
          </table:table-cell>
          <table:table-cell table:style-name="ce66" office:value-type="string" calcext:value-type="string">
            <text:p>103年度充實教學環境設備</text:p>
          </table:table-cell>
          <table:table-cell table:style-name="ce73" office:value-type="string" office:string-value="水燦林國小" calcext:value-type="string">
            <text:p>水燦林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  <text:p>台灣佐藤實業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度改善教學設備-購置數位式投影機</text:p>
          </table:table-cell>
          <table:table-cell table:style-name="ce73" office:value-type="string" office:string-value="四湖國小" calcext:value-type="string">
            <text:p>四湖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墊付款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蔡秋敏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平和國小" calcext:value-type="string">
            <text:p>平和國小 </text:p>
          </table:table-cell>
          <table:table-cell table:number-columns-repeated="2" table:style-name="ce73" office:value-type="float" office:value="98" calcext:value-type="float">
            <text:p>98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惠英系統整合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行政電腦更新</text:p>
          </table:table-cell>
          <table:table-cell table:style-name="ce73" office:value-type="string" office:string-value="東勢國小" calcext:value-type="string">
            <text:p>東勢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墊付款-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充實教學電腦設備</text:p>
          </table:table-cell>
          <table:table-cell table:style-name="ce73" office:value-type="string" office:string-value="鎮東國小" calcext:value-type="string">
            <text:p>鎮東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墊付款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江文登</text:p>
          </table:table-cell>
          <table:table-cell table:style-name="ce66" office:value-type="string" calcext:value-type="string">
            <text:p>103年充實及改善播音教學設備</text:p>
          </table:table-cell>
          <table:table-cell table:style-name="ce73" office:value-type="string" office:string-value="豐榮國小" calcext:value-type="string">
            <text:p>豐榮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捷座企業有限公司</text:p>
            <text:p>震隆電子商行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周秀月</text:p>
          </table:table-cell>
          <table:table-cell table:style-name="ce66" office:value-type="string" calcext:value-type="string">
            <text:p>103年度充實圖書設備</text:p>
          </table:table-cell>
          <table:table-cell table:style-name="ce73" office:value-type="string" office:string-value="斗六國小" calcext:value-type="string">
            <text:p>斗六國小 </text:p>
          </table:table-cell>
          <table:table-cell table:number-columns-repeated="2" table:style-name="ce73" office:value-type="float" office:value="100" calcext:value-type="float">
            <text:p>1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諾貝爾文化事業有限公司</text:p>
          </table:table-cell>
          <table:table-cell table:style-name="ce58" table:number-columns-repeated="1015"/>
        </table:table-row>
        <table:table-row table:style-name="ro63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充實教學設備</text:p>
          </table:table-cell>
          <table:table-cell table:style-name="ce73" office:value-type="string" office:string-value="文正國小" calcext:value-type="string">
            <text:p>文正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 10萬</text:p>
            <text:p>應付歲出保留款-102年度-資本門-其他公共工程-一般小型零星工程-設備及投資-雜項設備費 10萬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沈銘恭</text:p>
          </table:table-cell>
          <table:table-cell table:style-name="ce66" office:value-type="string" calcext:value-type="string">
            <text:p>103年充實教學設備-購置數位影印機</text:p>
          </table:table-cell>
          <table:table-cell table:style-name="ce73" office:value-type="string" office:string-value="東仁國中" calcext:value-type="string">
            <text:p>東仁國中 </text:p>
          </table:table-cell>
          <table:table-cell table:number-columns-repeated="2" table:style-name="ce73" office:value-type="float" office:value="90" calcext:value-type="float">
            <text:p>9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億祥興有限公司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王士壬</text:p>
          </table:table-cell>
          <table:table-cell table:style-name="ce66" office:value-type="string" calcext:value-type="string">
            <text:p>103年度改善教學環境及設備-購置教學用串流伺服器</text:p>
          </table:table-cell>
          <table:table-cell table:style-name="ce73" office:value-type="string" office:string-value="中溪國小" calcext:value-type="string">
            <text:p>中溪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采誠科技股份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改善教學環境及充實教學設備-購置資訊設備</text:p>
          </table:table-cell>
          <table:table-cell table:style-name="ce73" office:value-type="string" office:string-value="興華國小" calcext:value-type="string">
            <text:p>興華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改善教學設備</text:p>
          </table:table-cell>
          <table:table-cell table:style-name="ce73" office:value-type="string" office:string-value="後埔國小" calcext:value-type="string">
            <text:p>後埔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青陽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深</text:p>
          </table:table-cell>
          <table:table-cell table:style-name="ce66" office:value-type="string" calcext:value-type="string">
            <text:p>103年度改善教學環境及充實行政設備-購置資訊設備</text:p>
          </table:table-cell>
          <table:table-cell table:style-name="ce73" office:value-type="string" office:string-value="興華國小" calcext:value-type="string">
            <text:p>興華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設備-購置單槍投影機</text:p>
          </table:table-cell>
          <table:table-cell table:style-name="ce73" office:value-type="string" office:string-value="秀潭國小" calcext:value-type="string">
            <text:p>秀潭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鉅禾商行科技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陳瑞雄</text:p>
          </table:table-cell>
          <table:table-cell table:style-name="ce66" office:value-type="string" calcext:value-type="string">
            <text:p>103年度班級教室廣播系統設備</text:p>
          </table:table-cell>
          <table:table-cell table:style-name="ce73" office:value-type="string" office:string-value="崇德國中" calcext:value-type="string">
            <text:p>崇德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和豐教材用品社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東光國小" calcext:value-type="string">
            <text:p>東光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設備-購置投影機</text:p>
          </table:table-cell>
          <table:table-cell table:style-name="ce73" office:value-type="string" office:string-value="大新國小" calcext:value-type="string">
            <text:p>大新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鉅禾商行科技有限公司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度改善教學及行政設備</text:p>
          </table:table-cell>
          <table:table-cell table:style-name="ce73" office:value-type="string" office:string-value="金湖國小" calcext:value-type="string">
            <text:p>金湖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度改善教學環境-購置教室資訊設備</text:p>
          </table:table-cell>
          <table:table-cell table:style-name="ce73" office:value-type="string" office:string-value="興華國小" calcext:value-type="string">
            <text:p>興華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江文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溪洲國小" calcext:value-type="string">
            <text:p>溪洲國小 </text:p>
          </table:table-cell>
          <table:table-cell table:number-columns-repeated="2" table:style-name="ce73" office:value-type="float" office:value="77" calcext:value-type="float">
            <text:p>77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華楓精緻紙品行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江文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溪洲國小" calcext:value-type="string">
            <text:p>溪洲國小 </text:p>
          </table:table-cell>
          <table:table-cell table:number-columns-repeated="2" table:style-name="ce73" office:value-type="float" office:value="32" calcext:value-type="float">
            <text:p>32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立宸開發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江文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溪洲國小" calcext:value-type="string">
            <text:p>溪洲國小 </text:p>
          </table:table-cell>
          <table:table-cell table:number-columns-repeated="2" table:style-name="ce73" office:value-type="float" office:value="10" calcext:value-type="float">
            <text:p>1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日幸超市設備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江文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溪洲國小" calcext:value-type="string">
            <text:p>溪洲國小 </text:p>
          </table:table-cell>
          <table:table-cell table:number-columns-repeated="2" table:style-name="ce73" office:value-type="float" office:value="7.2" calcext:value-type="float">
            <text:p>7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東大登山旅遊用品社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江文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溪洲國小" calcext:value-type="string">
            <text:p>溪洲國小 </text:p>
          </table:table-cell>
          <table:table-cell table:number-columns-repeated="2" table:style-name="ce73" office:value-type="float" office:value="73.8" calcext:value-type="float">
            <text:p>74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力上企業社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設備-購置數位式快速印刷機</text:p>
          </table:table-cell>
          <table:table-cell table:style-name="ce73" office:value-type="string" office:string-value="莿桐國中" calcext:value-type="string">
            <text:p>莿桐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元茂國際企業股份有限公司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林哲凌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金湖國小" calcext:value-type="string">
            <text:p>金湖國小 </text:p>
          </table:table-cell>
          <table:table-cell table:number-columns-repeated="2" table:style-name="ce73" office:value-type="float" office:value="100" calcext:value-type="float">
            <text:p>1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晴鴻資訊</text:p>
            <text:p>宙斯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王秋足</text:p>
          </table:table-cell>
          <table:table-cell table:style-name="ce66" office:value-type="string" calcext:value-type="string">
            <text:p>103年充實教學設備</text:p>
          </table:table-cell>
          <table:table-cell table:style-name="ce73" office:value-type="string" office:string-value="忠孝國小" calcext:value-type="string">
            <text:p>忠孝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度更新投影機及電腦設備</text:p>
          </table:table-cell>
          <table:table-cell table:style-name="ce73" office:value-type="string" office:string-value="南光國小" calcext:value-type="string">
            <text:p>南光國小 </text:p>
          </table:table-cell>
          <table:table-cell table:number-columns-repeated="2" table:style-name="ce73" office:value-type="float" office:value="99.538" calcext:value-type="float">
            <text:p>1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沈銘恭</text:p>
          </table:table-cell>
          <table:table-cell table:style-name="ce66" office:value-type="string" calcext:value-type="string">
            <text:p>103年度充實教學設備-購置數位影印機</text:p>
          </table:table-cell>
          <table:table-cell table:style-name="ce73" office:value-type="string" office:string-value="中溪國小" calcext:value-type="string">
            <text:p>中溪國小 </text:p>
          </table:table-cell>
          <table:table-cell table:number-columns-repeated="2" table:style-name="ce73" office:value-type="float" office:value="90" calcext:value-type="float">
            <text:p>9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億祥興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蔡岳儒</text:p>
          </table:table-cell>
          <table:table-cell table:style-name="ce66" office:value-type="string" calcext:value-type="string">
            <text:p>103年度改善及充實班級教學資訊設備</text:p>
          </table:table-cell>
          <table:table-cell table:style-name="ce73" office:value-type="string" office:string-value="中興國小" calcext:value-type="string">
            <text:p>中興國小 </text:p>
          </table:table-cell>
          <table:table-cell table:number-columns-repeated="2" table:style-name="ce73" office:value-type="float" office:value="199.28" calcext:value-type="float">
            <text:p>199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環境與充實教學設備</text:p>
          </table:table-cell>
          <table:table-cell table:style-name="ce73" office:value-type="string" office:string-value="台興國小" calcext:value-type="string">
            <text:p>台興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蔡岳儒</text:p>
          </table:table-cell>
          <table:table-cell table:style-name="ce66" office:value-type="string" calcext:value-type="string">
            <text:p>103年度校園安全及資訊設備</text:p>
          </table:table-cell>
          <table:table-cell table:style-name="ce73" office:value-type="string" office:string-value="蔦松國小" calcext:value-type="string">
            <text:p>蔦松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陳俊龍</text:p>
          </table:table-cell>
          <table:table-cell table:style-name="ce66" office:value-type="string" calcext:value-type="string">
            <text:p>103年度充實教學設備</text:p>
          </table:table-cell>
          <table:table-cell table:style-name="ce73" office:value-type="string" office:string-value="莿桐國中" calcext:value-type="string">
            <text:p>莿桐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鉅禾商行科技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設備-購置數位式影印機</text:p>
          </table:table-cell>
          <table:table-cell table:style-name="ce73" office:value-type="string" office:string-value="廣興國小" calcext:value-type="string">
            <text:p>廣興國小 </text:p>
          </table:table-cell>
          <table:table-cell table:number-columns-repeated="2" table:style-name="ce73" office:value-type="float" office:value="90" calcext:value-type="float">
            <text:p>9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民能企業有限公司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王秋足</text:p>
          </table:table-cell>
          <table:table-cell table:style-name="ce66" office:value-type="string" calcext:value-type="string">
            <text:p>103年度改善教學及行政設備</text:p>
          </table:table-cell>
          <table:table-cell table:style-name="ce73" office:value-type="string" office:string-value="頂湖國小" calcext:value-type="string">
            <text:p>頂湖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蔡岳儒</text:p>
          </table:table-cell>
          <table:table-cell table:style-name="ce66" office:value-type="string" calcext:value-type="string">
            <text:p>103年度改善校園安全及資訊設備</text:p>
          </table:table-cell>
          <table:table-cell table:style-name="ce73" office:value-type="string" office:string-value="下崙國小" calcext:value-type="string">
            <text:p>下崙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新向系統科技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張素蘭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東勢國中" calcext:value-type="string">
            <text:p>東勢國中 </text:p>
          </table:table-cell>
          <table:table-cell table:number-columns-repeated="2" table:style-name="ce73" office:value-type="float" office:value="149.855" calcext:value-type="float">
            <text:p>15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蔡岳儒</text:p>
          </table:table-cell>
          <table:table-cell table:style-name="ce66" office:value-type="string" calcext:value-type="string">
            <text:p>103年度改善校園安全及資訊設備</text:p>
          </table:table-cell>
          <table:table-cell table:style-name="ce73" office:value-type="string" office:string-value="好收國小" calcext:value-type="string">
            <text:p>好收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新向系統科技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蔡岳儒</text:p>
          </table:table-cell>
          <table:table-cell table:style-name="ce66" office:value-type="string" calcext:value-type="string">
            <text:p>103年度改善教學資訊設備</text:p>
          </table:table-cell>
          <table:table-cell table:style-name="ce73" office:value-type="string" office:string-value="育英國小" calcext:value-type="string">
            <text:p>育英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蔡岳儒</text:p>
          </table:table-cell>
          <table:table-cell table:style-name="ce66" office:value-type="string" calcext:value-type="string">
            <text:p>103年度改善教學設備</text:p>
          </table:table-cell>
          <table:table-cell table:style-name="ce73" office:value-type="string" office:string-value="水林國中" calcext:value-type="string">
            <text:p>水林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沈宗隆</text:p>
          </table:table-cell>
          <table:table-cell table:style-name="ce66" office:value-type="string" calcext:value-type="string">
            <text:p>103年度更新行政資訊設備</text:p>
          </table:table-cell>
          <table:table-cell table:style-name="ce73" office:value-type="string" office:string-value="中溪國小" calcext:value-type="string">
            <text:p>中溪國小 </text:p>
          </table:table-cell>
          <table:table-cell table:number-columns-repeated="2" table:style-name="ce73" office:value-type="float" office:value="110" calcext:value-type="float">
            <text:p>11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建誼電腦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王秋足</text:p>
          </table:table-cell>
          <table:table-cell table:style-name="ce66" office:value-type="string" calcext:value-type="string">
            <text:p>103年度改善資訊環境及設備</text:p>
          </table:table-cell>
          <table:table-cell table:style-name="ce73" office:value-type="string" office:string-value="元長國小" calcext:value-type="string">
            <text:p>元長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廖清祥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永定國小" calcext:value-type="string">
            <text:p>永定國小 </text:p>
          </table:table-cell>
          <table:table-cell table:number-columns-repeated="2" table:style-name="ce73" office:value-type="float" office:value="98" calcext:value-type="float">
            <text:p>98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臺灣農機行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王秋足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飛沙國中" calcext:value-type="string">
            <text:p>飛沙國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蔡岳儒</text:p>
          </table:table-cell>
          <table:table-cell table:style-name="ce66" office:value-type="string" calcext:value-type="string">
            <text:p>103年度充實校園安全監視設備</text:p>
          </table:table-cell>
          <table:table-cell table:style-name="ce73" office:value-type="string" office:string-value="北辰國小" calcext:value-type="string">
            <text:p>北辰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達定行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哲凌</text:p>
          </table:table-cell>
          <table:table-cell table:style-name="ce66" office:value-type="string" calcext:value-type="string">
            <text:p>103年度充實教學環境設備</text:p>
          </table:table-cell>
          <table:table-cell table:style-name="ce73" office:value-type="string" office:string-value="口湖國小" calcext:value-type="string">
            <text:p>口湖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鄭玲惠</text:p>
          </table:table-cell>
          <table:table-cell table:style-name="ce66" office:value-type="string" calcext:value-type="string">
            <text:p>103年度更新活動中心會議桌椅設備</text:p>
          </table:table-cell>
          <table:table-cell table:style-name="ce73" office:value-type="string" office:string-value="文昌國小" calcext:value-type="string">
            <text:p>文昌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新豐角鋼鐵櫃行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改善教學設備</text:p>
          </table:table-cell>
          <table:table-cell table:style-name="ce73" office:value-type="string" office:string-value="橋頭國小" calcext:value-type="string">
            <text:p>橋頭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廖秋萍</text:p>
          </table:table-cell>
          <table:table-cell table:style-name="ce66" office:value-type="string" calcext:value-type="string">
            <text:p>103年度改善及充實教學設備-購置單槍短焦投影等設備</text:p>
          </table:table-cell>
          <table:table-cell table:style-name="ce73" office:value-type="string" office:string-value="東興國小" calcext:value-type="string">
            <text:p>東興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俊盛科技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設備-購置單槍投影機</text:p>
          </table:table-cell>
          <table:table-cell table:style-name="ce73" office:value-type="string" office:string-value="虎尾國小" calcext:value-type="string">
            <text:p>虎尾國小 </text:p>
          </table:table-cell>
          <table:table-cell table:number-columns-repeated="2" table:style-name="ce73" office:value-type="float" office:value="91.64" calcext:value-type="float">
            <text:p>92 </text:p>
          </table:table-cell>
          <table:table-cell table:style-name="ce79" office:value-type="string" calcext:value-type="string">
            <text:p>103年度墊付款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陳瑞雄</text:p>
          </table:table-cell>
          <table:table-cell table:style-name="ce66" office:value-type="string" calcext:value-type="string">
            <text:p>103年度改善教學設備-購置單槍投影機</text:p>
          </table:table-cell>
          <table:table-cell table:style-name="ce73" office:value-type="string" office:string-value="新生國小" calcext:value-type="string">
            <text:p>新生國小 </text:p>
          </table:table-cell>
          <table:table-cell table:number-columns-repeated="2" table:style-name="ce73" office:value-type="float" office:value="94.037" calcext:value-type="float">
            <text:p>94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采誠科技股份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台西國小" calcext:value-type="string">
            <text:p>台西國小 </text:p>
          </table:table-cell>
          <table:table-cell table:number-columns-repeated="2" table:style-name="ce73" office:value-type="float" office:value="56" calcext:value-type="float">
            <text:p>56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台西國小" calcext:value-type="string">
            <text:p>台西國小 </text:p>
          </table:table-cell>
          <table:table-cell table:number-columns-repeated="2" table:style-name="ce73" office:value-type="float" office:value="50" calcext:value-type="float">
            <text:p>5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明億傢俱</text:p>
          </table:table-cell>
          <table:table-cell table:style-name="ce58" table:number-columns-repeated="1015"/>
        </table:table-row>
        <table:table-row table:style-name="ro64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台西國小" calcext:value-type="string">
            <text:p>台西國小 </text:p>
          </table:table-cell>
          <table:table-cell table:number-columns-repeated="2" table:style-name="ce73" office:value-type="float" office:value="30" calcext:value-type="float">
            <text:p>3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雲林電器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台西國小" calcext:value-type="string">
            <text:p>台西國小 </text:p>
          </table:table-cell>
          <table:table-cell table:number-columns-repeated="2" table:style-name="ce73" office:value-type="float" office:value="21" calcext:value-type="float">
            <text:p>21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興右企業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台西國小" calcext:value-type="string">
            <text:p>台西國小 </text:p>
          </table:table-cell>
          <table:table-cell table:number-columns-repeated="2" table:style-name="ce73" office:value-type="float" office:value="38" calcext:value-type="float">
            <text:p>38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協隆行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台西國小" calcext:value-type="string">
            <text:p>台西國小 </text:p>
          </table:table-cell>
          <table:table-cell table:number-columns-repeated="2" table:style-name="ce73" office:value-type="float" office:value="5" calcext:value-type="float">
            <text:p>5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瑞嘉企業社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陳瑞雄</text:p>
          </table:table-cell>
          <table:table-cell table:style-name="ce66" office:value-type="string" calcext:value-type="string">
            <text:p>103年度充實資訊設備</text:p>
          </table:table-cell>
          <table:table-cell table:style-name="ce73" office:value-type="string" office:string-value="褒忠國小" calcext:value-type="string">
            <text:p>褒忠國小 </text:p>
          </table:table-cell>
          <table:table-cell table:number-columns-repeated="2" table:style-name="ce73" office:value-type="float" office:value="100" calcext:value-type="float">
            <text:p>100 </text:p>
          </table:table-cell>
          <table:table-cell table:style-name="ce79" office:value-type="string" calcext:value-type="string">
            <text:p>墊付款-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建鴻</text:p>
          </table:table-cell>
          <table:table-cell table:style-name="ce66" office:value-type="string" calcext:value-type="string">
            <text:p>103年度充實教學環境設備</text:p>
          </table:table-cell>
          <table:table-cell table:style-name="ce73" office:value-type="string" office:string-value="麥寮高中" calcext:value-type="string">
            <text:p>麥寮高中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富州電腦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李合同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永定國小" calcext:value-type="string">
            <text:p>永定國小 </text:p>
          </table:table-cell>
          <table:table-cell table:number-columns-repeated="2" table:style-name="ce73" office:value-type="float" office:value="85" calcext:value-type="float">
            <text:p>85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永裕裝璜行</text:p>
            <text:p>宇富商行</text:p>
          </table:table-cell>
          <table:table-cell table:style-name="ce58" table:number-columns-repeated="1015"/>
        </table:table-row>
        <table:table-row table:style-name="ro29">
          <table:table-cell table:style-name="ce53" office:value-type="string" calcext:value-type="string">
            <text:p>李合同</text:p>
          </table:table-cell>
          <table:table-cell table:style-name="ce66" office:value-type="string" calcext:value-type="string">
            <text:p>103年度改善教學環境-充實教學行政室設備</text:p>
          </table:table-cell>
          <table:table-cell table:style-name="ce73" office:value-type="string" office:string-value="陽明國小" calcext:value-type="string">
            <text:p>陽明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宏一室內裝修有限公司</text:p>
          </table:table-cell>
          <table:table-cell table:style-name="ce58" table:number-columns-repeated="1015"/>
        </table:table-row>
        <table:table-row table:style-name="ro13">
          <table:table-cell table:style-name="ce53" office:value-type="string" calcext:value-type="string">
            <text:p>李合同</text:p>
          </table:table-cell>
          <table:table-cell table:style-name="ce66" office:value-type="string" calcext:value-type="string">
            <text:p>103年度充實改善辦公設備</text:p>
          </table:table-cell>
          <table:table-cell table:style-name="ce73" office:value-type="string" office:string-value="二崙國小" calcext:value-type="string">
            <text:p>二崙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建順科技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沈銘恭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水碓國小" calcext:value-type="string">
            <text:p>水碓國小 </text:p>
          </table:table-cell>
          <table:table-cell table:number-columns-repeated="2" table:style-name="ce73" office:value-type="float" office:value="90" calcext:value-type="float">
            <text:p>9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億祥興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李合同</text:p>
          </table:table-cell>
          <table:table-cell table:style-name="ce66" office:value-type="string" calcext:value-type="string">
            <text:p>103年度充實教學環境設備-購置學生用個人置物櫃</text:p>
          </table:table-cell>
          <table:table-cell table:style-name="ce73" office:value-type="string" office:string-value="崙背國小" calcext:value-type="string">
            <text:p>崙背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華成鋼製傢俱有限公司</text:p>
          </table:table-cell>
          <table:table-cell table:style-name="ce58" table:number-columns-repeated="1015"/>
        </table:table-row>
        <table:table-row table:style-name="ro54">
          <table:table-cell table:style-name="ce53" office:value-type="string" calcext:value-type="string">
            <text:p>陳俊龍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平和國小" calcext:value-type="string">
            <text:p>平和國小 </text:p>
          </table:table-cell>
          <table:table-cell table:number-columns-repeated="2" table:style-name="ce73" office:value-type="float" office:value="99.6" calcext:value-type="float">
            <text:p>100 </text:p>
          </table:table-cell>
          <table:table-cell table:style-name="ce7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李合同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大有國小" calcext:value-type="string">
            <text:p>大有國小 </text:p>
          </table:table-cell>
          <table:table-cell table:number-columns-repeated="2" table:style-name="ce73" office:value-type="float" office:value="99" calcext:value-type="float">
            <text:p>99 </text:p>
          </table:table-cell>
          <table:table-cell table:style-name="ce7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青陽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陳瑞雄</text:p>
          </table:table-cell>
          <table:table-cell table:style-name="ce66" office:value-type="string" calcext:value-type="string">
            <text:p>103年度改善教學設備-戶外型字幕機</text:p>
          </table:table-cell>
          <table:table-cell table:style-name="ce73" office:value-type="string" office:string-value="中正國小" calcext:value-type="string">
            <text:p>中正國小 </text:p>
          </table:table-cell>
          <table:table-cell table:number-columns-repeated="2" table:style-name="ce73" office:value-type="float" office:value="100" calcext:value-type="float">
            <text:p>100 </text:p>
          </table:table-cell>
          <table:table-cell table:style-name="ce79" office:value-type="string" calcext:value-type="string">
            <text:p>103年度-墊付款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喬光科技股份有限公司</text:p>
            <text:p>翔能水電行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蔡岳儒</text:p>
          </table:table-cell>
          <table:table-cell table:style-name="ce66" office:value-type="string" calcext:value-type="string">
            <text:p>103年度改善教學設備</text:p>
          </table:table-cell>
          <table:table-cell table:style-name="ce73" office:value-type="string" office:string-value="飛沙國小" calcext:value-type="string">
            <text:p>飛沙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環境設備</text:p>
          </table:table-cell>
          <table:table-cell table:style-name="ce73" office:value-type="string" office:string-value="安南國小" calcext:value-type="string">
            <text:p>安南國小 </text:p>
          </table:table-cell>
          <table:table-cell table:number-columns-repeated="2" table:style-name="ce73" office:value-type="float" office:value="99.82" calcext:value-type="float">
            <text:p>100 </text:p>
          </table:table-cell>
          <table:table-cell table:style-name="ce79" office:value-type="string" calcext:value-type="string">
            <text:p>墊付款-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晴鴻資訊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李合同</text:p>
          </table:table-cell>
          <table:table-cell table:style-name="ce66" office:value-type="string" calcext:value-type="string">
            <text:p>103年度改善教學環境及充實教學設備</text:p>
          </table:table-cell>
          <table:table-cell table:style-name="ce73" office:value-type="string" office:string-value="中和國小" calcext:value-type="string">
            <text:p>中和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共同契約採購</text:p>
          </table:table-cell>
          <table:table-cell table:style-name="ce66" office:value-type="string" calcext:value-type="string">
            <text:p>富州電腦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設備-裝設教室窗簾</text:p>
          </table:table-cell>
          <table:table-cell table:style-name="ce73" office:value-type="string" office:string-value="民生國小" calcext:value-type="string">
            <text:p>民生國小 </text:p>
          </table:table-cell>
          <table:table-cell table:number-columns-repeated="2" table:style-name="ce73" office:value-type="float" office:value="98" calcext:value-type="float">
            <text:p>98 </text:p>
          </table:table-cell>
          <table:table-cell table:style-name="ce79" office:value-type="string" calcext:value-type="string">
            <text:p>墊付款-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隆美布料股份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黃耀煌</text:p>
          </table:table-cell>
          <table:table-cell table:style-name="ce66" office:value-type="string" calcext:value-type="string">
            <text:p>103年度改善教學環境及設備</text:p>
          </table:table-cell>
          <table:table-cell table:style-name="ce73" office:value-type="string" office:string-value="內湖國小" calcext:value-type="string">
            <text:p>內湖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墊付款-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林深</text:p>
          </table:table-cell>
          <table:table-cell table:style-name="ce66" office:value-type="string" calcext:value-type="string">
            <text:p>104年度充實教學視聽設備</text:p>
          </table:table-cell>
          <table:table-cell table:style-name="ce73" office:value-type="string" office:string-value="豐安國小" calcext:value-type="string">
            <text:p>豐安國小 </text:p>
          </table:table-cell>
          <table:table-cell table:number-columns-repeated="2" table:style-name="ce73" office:value-type="float" office:value="200" calcext:value-type="float">
            <text:p>200 </text:p>
          </table:table-cell>
          <table:table-cell table:style-name="ce79" office:value-type="string" calcext:value-type="string">
            <text:p>103年度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已簽准，辦理招標作業中</text:p>
          </table:table-cell>
          <table:table-cell table:style-name="ce66" office:value-type="string" calcext:value-type="string">
            <text:p>辦理保留中</text:p>
          </table:table-cell>
          <table:table-cell table:style-name="ce58" table:number-columns-repeated="1015"/>
        </table:table-row>
        <table:table-row table:style-name="ro53">
          <table:table-cell table:style-name="ce54" office:value-type="string" calcext:value-type="string">
            <text:p>黃耀煌</text:p>
          </table:table-cell>
          <table:table-cell table:style-name="ce67" office:value-type="string" calcext:value-type="string">
            <text:p>103學年度充實樂隊設備計畫</text:p>
          </table:table-cell>
          <table:table-cell table:style-name="ce74" office:value-type="string" office:string-value="東和國中" calcext:value-type="string">
            <text:p>東和國中 </text:p>
          </table:table-cell>
          <table:table-cell table:number-columns-repeated="2" table:style-name="ce74" office:value-type="float" office:value="98" calcext:value-type="float">
            <text:p>98 </text:p>
          </table:table-cell>
          <table:table-cell table:style-name="ce80" office:value-type="string" calcext:value-type="string">
            <text:p>工務處101年度應付歲出保留款-資本門-其他公共工程-一般小型零星工程-設備及投資-雜項設備費</text:p>
          </table:table-cell>
          <table:table-cell table:style-name="ce67" office:value-type="string" calcext:value-type="string">
            <text:p>教育處</text:p>
          </table:table-cell>
          <table:table-cell table:style-name="ce67" office:value-type="string" calcext:value-type="string">
            <text:p>逕洽廠商</text:p>
          </table:table-cell>
          <table:table-cell table:style-name="ce67" office:value-type="string" calcext:value-type="string">
            <text:p>詠發</text:p>
          </table:table-cell>
          <table:table-cell table:style-name="ce86" table:number-columns-repeated="1015"/>
        </table:table-row>
        <table:table-row table:style-name="ro53">
          <table:table-cell table:style-name="ce53" office:value-type="string" calcext:value-type="string">
            <text:p>王又民</text:p>
          </table:table-cell>
          <table:table-cell table:style-name="ce66" office:value-type="string" calcext:value-type="string">
            <text:p>103年度充實社團設備</text:p>
          </table:table-cell>
          <table:table-cell table:style-name="ce73" office:value-type="string" office:string-value="斗六國小" calcext:value-type="string">
            <text:p>斗六國小 </text:p>
          </table:table-cell>
          <table:table-cell table:number-columns-repeated="2" table:style-name="ce73" office:value-type="float" office:value="100" calcext:value-type="float">
            <text:p>100 </text:p>
          </table:table-cell>
          <table:table-cell table:style-name="ce79" office:value-type="string" calcext:value-type="string">
            <text:p>工務處103年度墊付款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逕洽廠商</text:p>
          </table:table-cell>
          <table:table-cell table:style-name="ce66" office:value-type="string" calcext:value-type="string">
            <text:p>樂閎樂器有限公司</text:p>
          </table:table-cell>
          <table:table-cell table:style-name="ce58" table:number-columns-repeated="1015"/>
        </table:table-row>
        <table:table-row table:style-name="ro53">
          <table:table-cell table:style-name="ce53" office:value-type="string" calcext:value-type="string">
            <text:p>李合同</text:p>
          </table:table-cell>
          <table:table-cell table:style-name="ce66" office:value-type="string" calcext:value-type="string">
            <text:p>103年度管樂隊樂器設備改善</text:p>
          </table:table-cell>
          <table:table-cell table:style-name="ce73" office:value-type="string" office:string-value="崙背國中" calcext:value-type="string">
            <text:p>崙背國中 </text:p>
          </table:table-cell>
          <table:table-cell table:number-columns-repeated="2" table:style-name="ce73" office:value-type="float" office:value="185" calcext:value-type="float">
            <text:p>185 </text:p>
          </table:table-cell>
          <table:table-cell table:style-name="ce79" office:value-type="string" calcext:value-type="string">
            <text:p>工務處101年度應付歲出保留款-資本門-其他公共工程-一般小型零星工程-設備及投資-雜項設備費</text:p>
          </table:table-cell>
          <table:table-cell table:style-name="ce66" office:value-type="string" calcext:value-type="string">
            <text:p>教育處</text:p>
          </table:table-cell>
          <table:table-cell table:style-name="ce66" office:value-type="string" calcext:value-type="string">
            <text:p>公開招標</text:p>
          </table:table-cell>
          <table:table-cell table:style-name="ce66" office:value-type="string" calcext:value-type="string">
            <text:p>松韻企業社</text:p>
          </table:table-cell>
          <table:table-cell table:style-name="ce58" table:number-columns-repeated="1015"/>
        </table:table-row>
        <table:table-row table:style-name="ro65">
          <table:table-cell table:style-name="ce55" office:value-type="string" office:string-value="林建鴻" calcext:value-type="string">
            <text:p>林建鴻 </text:p>
          </table:table-cell>
          <table:table-cell table:style-name="ce68" office:value-type="string" office:string-value="本局103年度麥寮消防分隊申請補助購置運動器材" calcext:value-type="string">
            <text:p>本局103年度麥寮消防分隊申請補助購置運動器材 </text:p>
          </table:table-cell>
          <table:table-cell table:style-name="ce55" office:value-type="string" office:string-value="麥寮分隊" calcext:value-type="string">
            <text:p>麥寮分隊 </text:p>
          </table:table-cell>
          <table:table-cell table:style-name="ce55" office:value-type="float" office:value="200" calcext:value-type="float">
            <text:p>200 </text:p>
          </table:table-cell>
          <table:table-cell table:style-name="ce55" office:value-type="float" office:value="195" calcext:value-type="float">
            <text:p>195 </text:p>
          </table:table-cell>
          <table:table-cell table:style-name="ce68" office:value-type="string" calcext:value-type="string">
            <text:p>應付歲出保留款-102年度資本門</text:p>
            <text:p>-小型零星工程</text:p>
            <text:p>設備及投資</text:p>
            <text:p>公共建設及設備費</text:p>
            <text:p>雜項設備</text:p>
            <text:p/>
          </table:table-cell>
          <table:table-cell table:style-name="ce68" office:value-type="string" office:string-value="雲林縣消防局" calcext:value-type="string">
            <text:p>雲林縣消防局 </text:p>
          </table:table-cell>
          <table:table-cell table:style-name="ce68" office:value-type="string" office:string-value="公開取得報價單或企劃書" calcext:value-type="string">
            <text:p>公開取得報價單或企劃書 </text:p>
          </table:table-cell>
          <table:table-cell table:style-name="ce68" office:value-type="string" office:string-value="三普體育事業有限公司" calcext:value-type="string">
            <text:p>三普體育事業有限公司 </text:p>
          </table:table-cell>
          <table:table-cell table:style-name="ce58" table:number-columns-repeated="1015"/>
        </table:table-row>
        <table:table-row table:style-name="ro66">
          <table:table-cell table:style-name="ce52" office:value-type="string" office:string-value="陳瑞雄" calcext:value-type="string">
            <text:p>陳瑞雄 </text:p>
          </table:table-cell>
          <table:table-cell table:style-name="ce65" office:value-type="string" office:string-value="本局103年度消防手套採購案" calcext:value-type="string">
            <text:p>本局103年度消防手套採購案 </text:p>
          </table:table-cell>
          <table:table-cell table:style-name="ce52" office:value-type="string" office:string-value="斗南分隊" calcext:value-type="string">
            <text:p>斗南分隊 </text:p>
          </table:table-cell>
          <table:table-cell table:number-columns-repeated="2" table:style-name="ce52" office:value-type="float" office:value="200" calcext:value-type="float">
            <text:p>200 </text:p>
          </table:table-cell>
          <table:table-cell table:style-name="ce81" office:value-type="string" calcext:value-type="string">
            <text:p>103年度資本門(墊付款)</text:p>
            <text:p>其他公共工程</text:p>
            <text:p>ㄧ般小型零星工程</text:p>
            <text:p>設備及投資</text:p>
            <text:p>雜項設備(16萬元)</text:p>
            <text:p>103年度資本門</text:p>
            <text:p>其他公共工程</text:p>
            <text:p>ㄧ般小型零星工程</text:p>
            <text:p>設備及投資</text:p>
            <text:p>雜項設備(4萬元)</text:p>
          </table:table-cell>
          <table:table-cell table:style-name="ce65" office:value-type="string" office:string-value="雲林縣消防局" calcext:value-type="string">
            <text:p>雲林縣消防局 </text:p>
          </table:table-cell>
          <table:table-cell table:style-name="ce65" office:value-type="string" office:string-value="公開取得報價單或企劃書" calcext:value-type="string">
            <text:p>公開取得報價單或企劃書 </text:p>
          </table:table-cell>
          <table:table-cell table:style-name="ce65" office:value-type="string" office:string-value="宏禧企業有限公司" calcext:value-type="string">
            <text:p>宏禧企業有限公司 </text:p>
          </table:table-cell>
          <table:table-cell table:style-name="ce58" table:number-columns-repeated="1015"/>
        </table:table-row>
        <table:table-row table:style-name="ro13">
          <table:table-cell table:style-name="ce52" office:value-type="string" office:string-value="陳瑞雄" calcext:value-type="string">
            <text:p>陳瑞雄 </text:p>
          </table:table-cell>
          <table:table-cell table:style-name="ce69" office:value-type="string" office:string-value="酒精測定器" calcext:value-type="string">
            <text:p>酒精測定器 </text:p>
          </table:table-cell>
          <table:table-cell table:style-name="ce52" office:value-type="string" office:string-value="本局救災救護指揮中心" calcext:value-type="string">
            <text:p>本局救災救護指揮中心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90" calcext:value-type="float">
            <text:p>90 </text:p>
          </table:table-cell>
          <table:table-cell table:style-name="ce81" office:value-type="string" calcext:value-type="string">
            <text:p>103年度資本門</text:p>
            <text:p>其他公共工程</text:p>
            <text:p>ㄧ般小型零星工程</text:p>
            <text:p>設備及投資</text:p>
            <text:p>雜項設備</text:p>
          </table:table-cell>
          <table:table-cell table:style-name="ce65" office:value-type="string" office:string-value="雲林縣消防局" calcext:value-type="string">
            <text:p>雲林縣消防局 </text:p>
          </table:table-cell>
          <table:table-cell table:style-name="ce65" office:value-type="string" office:string-value="共同供應契約" calcext:value-type="string">
            <text:p>共同供應契約 </text:p>
          </table:table-cell>
          <table:table-cell table:style-name="ce65" office:value-type="string" office:string-value="松浩科技有限公司" calcext:value-type="string">
            <text:p>松浩科技有限公司 </text:p>
          </table:table-cell>
          <table:table-cell table:style-name="ce58" table:number-columns-repeated="1015"/>
        </table:table-row>
        <table:table-row table:style-name="ro67">
          <table:table-cell table:style-name="ce52" office:value-type="string" office:string-value="沈宗隆" calcext:value-type="string">
            <text:p>沈宗隆 </text:p>
          </table:table-cell>
          <table:table-cell table:style-name="ce65" office:value-type="string" office:string-value="大同路與成功路岔口閃光改三色號誌" calcext:value-type="string">
            <text:p>大同路與成功路岔口閃光改三色號誌 </text:p>
          </table:table-cell>
          <table:table-cell table:style-name="ce52" office:value-type="string" office:string-value="土庫鎮" calcext:value-type="string">
            <text:p>土庫鎮 </text:p>
          </table:table-cell>
          <table:table-cell table:number-columns-repeated="2" table:style-name="ce52" office:value-type="float" office:value="400" calcext:value-type="float">
            <text:p>400 </text:p>
          </table:table-cell>
          <table:table-cell table:style-name="ce65" office:value-type="string" office:string-value="交通安全設備費" calcext:value-type="string">
            <text:p>交通安全設備費 </text:p>
          </table:table-cell>
          <table:table-cell table:style-name="ce65" office:value-type="string" office:string-value="警察局" calcext:value-type="string">
            <text:p>警察局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office:string-value="合大企業有限公司" calcext:value-type="string">
            <text:p>合大企業有限公司 </text:p>
          </table:table-cell>
          <table:table-cell table:style-name="ce58" table:number-columns-repeated="1015"/>
        </table:table-row>
        <table:table-row table:style-name="ro68">
          <table:table-cell table:style-name="ce52" office:value-type="string" office:string-value="簡慈坊" calcext:value-type="string">
            <text:p>簡慈坊 </text:p>
          </table:table-cell>
          <table:table-cell table:style-name="ce65" office:value-type="string" office:string-value="連芳路(雲187鄉道)與泰山路岔口閃光改三色號誌" calcext:value-type="string">
            <text:p>連芳路(雲187鄉道)與泰山路岔口閃光改三色號誌 </text:p>
          </table:table-cell>
          <table:table-cell table:style-name="ce52" office:value-type="string" office:string-value="斗南鎮" calcext:value-type="string">
            <text:p>斗南鎮 </text:p>
          </table:table-cell>
          <table:table-cell table:number-columns-repeated="2" table:style-name="ce52" office:value-type="float" office:value="400" calcext:value-type="float">
            <text:p>400 </text:p>
          </table:table-cell>
          <table:table-cell table:style-name="ce65" office:value-type="string" office:string-value="交通安全設備費" calcext:value-type="string">
            <text:p>交通安全設備費 </text:p>
          </table:table-cell>
          <table:table-cell table:style-name="ce65" office:value-type="string" office:string-value="警察局" calcext:value-type="string">
            <text:p>警察局 </text:p>
          </table:table-cell>
          <table:table-cell table:style-name="ce65" office:value-type="string" office:string-value="公開招標" calcext:value-type="string">
            <text:p>公開招標 </text:p>
          </table:table-cell>
          <table:table-cell table:style-name="ce65" office:value-type="string" office:string-value="合大企業有限公司" calcext:value-type="string">
            <text:p>合大企業有限公司 </text:p>
          </table:table-cell>
          <table:table-cell table:style-name="ce58" table:number-columns-repeated="1015"/>
        </table:table-row>
        <table:table-row table:style-name="ro69">
          <table:table-cell table:style-name="ce56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56"/>
          <table:table-cell table:style-name="ce52" table:formula="of:=SUM([.D6:.D150])" office:value-type="float" office:value="65047.535" calcext:value-type="float">
            <text:p>65,048 </text:p>
          </table:table-cell>
          <table:table-cell table:style-name="ce52" table:formula="of:=SUM([.E6:.E150])" office:value-type="float" office:value="65032.535" calcext:value-type="float">
            <text:p>65,033 </text:p>
          </table:table-cell>
          <table:table-cell table:style-name="ce52" table:number-columns-repeated="4"/>
          <table:table-cell table:style-name="ce58" table:number-columns-repeated="1015"/>
        </table:table-row>
        <table:table-row table:style-name="ro70">
          <table:table-cell table:style-name="ce57" office:value-type="string" calcext:value-type="string">
            <text:p>註：1.本表主辦機關為行政院主計總處。</text:p>
          </table:table-cell>
          <table:table-cell table:style-name="ce58" table:number-columns-repeated="1023"/>
        </table:table-row>
        <table:table-row table:style-name="ro70">
          <table:table-cell table:style-name="ce57" office:value-type="string" calcext:value-type="string">
            <text:p>　　2.本表第一次查填及送達期限為<text:span text:style-name="T3">7月21日前</text:span><text:span text:style-name="T4">。</text:span></text:p>
          </table:table-cell>
          <table:table-cell table:style-name="ce58" table:number-columns-repeated="1023"/>
        </table:table-row>
        <table:table-row table:style-name="ro70">
          <table:table-cell table:style-name="ce57"/>
          <table:table-cell table:style-name="ce58" table:number-columns-repeated="1023"/>
        </table:table-row>
        <table:table-row table:style-name="ro55">
          <table:table-cell table:style-name="ce58" table:number-columns-repeated="3"/>
          <table:table-cell table:style-name="ce76" table:number-columns-repeated="2"/>
          <table:table-cell table:style-name="ce58" table:number-columns-repeated="1019"/>
        </table:table-row>
        <table:table-row table:style-name="ro55">
          <table:table-cell table:style-name="ce58" table:number-columns-repeated="1024"/>
        </table:table-row>
        <table:table-row table:style-name="ro55">
          <table:table-cell table:style-name="ce59"/>
          <table:table-cell table:style-name="ce70"/>
          <table:table-cell table:style-name="ce75" table:number-columns-repeated="3"/>
          <table:table-cell table:style-name="ce70"/>
          <table:table-cell table:style-name="ce59" table:number-columns-repeated="2"/>
          <table:table-cell table:style-name="ce70"/>
          <table:table-cell table:style-name="ce58" table:number-columns-repeated="1015"/>
        </table:table-row>
        <table:table-row table:style-name="ro55" table:number-rows-repeated="2">
          <table:table-cell table:style-name="ce58" table:number-columns-repeated="1024"/>
        </table:table-row>
        <table:table-row table:style-name="ro55" table:number-rows-repeated="1048416">
          <table:table-cell table:number-columns-repeated="1024"/>
        </table:table-row>
        <table:table-row table:style-name="ro55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table table:name="民間5" table:style-name="ta2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2"/>
        <table:table-column table:style-name="co17" table:default-cell-style-name="ce12"/>
        <table:table-column table:style-name="co8" table:number-columns-repeated="247" table:default-cell-style-name="ce12"/>
        <table:table-column table:style-name="co8" table:number-columns-repeated="767" table:default-cell-style-name="Default"/>
        <table:table-row table:style-name="ro56">
          <table:table-cell table:style-name="ce1" office:value-type="string" calcext:value-type="string" table:number-columns-spanned="8" table:number-rows-spanned="1">
            <text:p>雲林縣政府103年度對民間團體補(捐)助經費明細表</text:p>
          </table:table-cell>
          <table:covered-table-cell table:number-columns-repeated="2" table:style-name="ce13"/>
          <table:covered-table-cell table:number-columns-repeated="2" table:style-name="ce22"/>
          <table:covered-table-cell table:number-columns-repeated="2" table:style-name="ce31"/>
          <table:covered-table-cell table:style-name="ce1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至103年12月止</text:p>
          </table:table-cell>
          <table:covered-table-cell table:number-columns-repeated="2" table:style-name="ce13"/>
          <table:covered-table-cell table:number-columns-repeated="2" table:style-name="ce22"/>
          <table:covered-table-cell table:number-columns-repeated="2" table:style-name="ce31"/>
          <table:covered-table-cell table:style-name="ce13"/>
          <table:table-cell table:number-columns-repeated="1016"/>
        </table:table-row>
        <table:table-row table:style-name="ro57">
          <table:table-cell table:style-name="ce2" office:value-type="string" calcext:value-type="string">
            <text:p>表5</text:p>
          </table:table-cell>
          <table:table-cell table:style-name="ce39"/>
          <table:table-cell table:style-name="ce43" office:value-type="string" calcext:value-type="string" table:number-columns-spanned="2" table:number-rows-spanned="1">
            <text:p><text:s/></text:p>
          </table:table-cell>
          <table:covered-table-cell table:style-name="ce43"/>
          <table:table-cell table:style-name="ce39" table:number-columns-repeated="4"/>
          <table:table-cell table:style-name="ce49" office:value-type="string" calcext:value-type="string">
            <text:p>單位：千元</text:p>
          </table:table-cell>
          <table:table-cell table:number-columns-repeated="1015"/>
        </table:table-row>
        <table:table-row table:style-name="ro58">
          <table:table-cell table:style-name="ce27" office:value-type="string" calcext:value-type="string" table:number-columns-spanned="1" table:number-rows-spanned="2">
            <text:p>工作計畫</text:p>
            <text:p>科目名稱</text:p>
          </table:table-cell>
          <table:table-cell table:style-name="ce27" office:value-type="string" calcext:value-type="string" table:number-columns-spanned="1" table:number-rows-spanned="2">
            <text:p>補助事項或用途</text:p>
          </table:table-cell>
          <table:table-cell table:style-name="ce27" office:value-type="string" calcext:value-type="string" table:number-columns-spanned="1" table:number-rows-spanned="2">
            <text:p>補助對象</text:p>
          </table:table-cell>
          <table:table-cell table:style-name="ce27" office:value-type="string" calcext:value-type="string" table:number-columns-spanned="1" table:number-rows-spanned="2">
            <text:p>主辦機關</text:p>
          </table:table-cell>
          <table:table-cell table:style-name="ce27" office:value-type="string" calcext:value-type="string" table:number-columns-spanned="1" table:number-rows-spanned="2">
            <text:p>累計撥付金額</text:p>
          </table:table-cell>
          <table:table-cell table:style-name="ce27" office:value-type="string" calcext:value-type="string" table:number-columns-spanned="1" table:number-rows-spanned="2">
            <text:p>有無涉及財物或勞務採購</text:p>
          </table:table-cell>
          <table:table-cell table:style-name="ce3" office:value-type="string" calcext:value-type="string" table:number-columns-spanned="1" table:number-rows-spanned="2">
            <text:p>處理方式</text:p>
            <text:p>(如未涉及採購則毋須填列，如採公開招標，請填列得標廠商)</text:p>
          </table:table-cell>
          <table:table-cell table:style-name="ce3" office:value-type="string" calcext:value-type="string" table:number-columns-spanned="2" table:number-rows-spanned="1">
            <text:p>是否為除外規定</text:p>
            <text:p>之民間團體</text:p>
          </table:table-cell>
          <table:covered-table-cell table:style-name="ce3"/>
          <table:table-cell table:style-name="ce50" table:number-columns-repeated="1015"/>
        </table:table-row>
        <table:table-row table:style-name="ro59">
          <table:covered-table-cell table:number-columns-repeated="2" table:style-name="ce35"/>
          <table:covered-table-cell table:number-columns-repeated="2" table:style-name="ce27"/>
          <table:covered-table-cell table:style-name="ce45"/>
          <table:covered-table-cell table:style-name="ce35"/>
          <table:covered-table-cell table:style-name="ce15"/>
          <table:table-cell table:style-name="ce3" office:value-type="string" calcext:value-type="string">
            <text:p>是</text:p>
          </table:table-cell>
          <table:table-cell table:style-name="ce3" office:value-type="string" calcext:value-type="string">
            <text:p>否</text:p>
          </table:table-cell>
          <table:table-cell table:style-name="ce50" table:number-columns-repeated="1015"/>
        </table:table-row>
        <table:table-row table:style-name="ro60" table:number-rows-repeated="13">
          <table:table-cell table:style-name="ce36" table:number-columns-repeated="9"/>
          <table:table-cell table:style-name="ce50" table:number-columns-repeated="1015"/>
        </table:table-row>
        <table:table-row table:style-name="ro60">
          <table:table-cell table:style-name="ce3" office:value-type="string" calcext:value-type="string" table:number-columns-spanned="4" table:number-rows-spanned="1">
            <text:p>合 <text:s text:c="6"/>計</text:p>
          </table:table-cell>
          <table:covered-table-cell table:number-columns-repeated="2" table:style-name="ce40"/>
          <table:covered-table-cell table:style-name="ce44"/>
          <table:table-cell table:style-name="ce36" table:number-columns-repeated="5"/>
          <table:table-cell table:style-name="ce50" table:number-columns-repeated="1015"/>
        </table:table-row>
        <table:table-row table:style-name="ro61">
          <table:table-cell table:style-name="ce37" office:value-type="string" calcext:value-type="string">
            <text:p>註：1.本表主辦機關為行政院主計總處。</text:p>
          </table:table-cell>
          <table:table-cell table:style-name="ce41" table:number-columns-repeated="3"/>
          <table:table-cell table:style-name="ce46" table:number-columns-repeated="5"/>
          <table:table-cell table:style-name="ce50" table:number-columns-repeated="1015"/>
        </table:table-row>
        <table:table-row table:style-name="ro62">
          <table:table-cell table:style-name="ce38" office:value-type="string" calcext:value-type="string">
            <text:p>　　2.本表第一次查填期限為<text:span text:style-name="T1">7月21日前</text:span><text:span text:style-name="T2">。</text:span></text:p>
          </table:table-cell>
          <table:table-cell table:style-name="ce42" table:number-columns-repeated="3"/>
          <table:table-cell table:style-name="ce47" table:number-columns-repeated="3"/>
          <table:table-cell table:style-name="ce48"/>
          <table:table-cell table:style-name="ce47"/>
          <table:table-cell table:style-name="ce50" table:number-columns-repeated="1015"/>
        </table:table-row>
        <table:table-row table:style-name="ro55" table:number-rows-repeated="1048554">
          <table:table-cell table:number-columns-repeated="1024"/>
        </table:table-row>
        <table:table-row table:style-name="ro5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NT$</number:text>
      <number:number number:decimal-places="0" loext:min-decimal-places="0" number:min-integer-digits="1" number:grouping="true"/>
    </number:number-style>
    <number:number-style style:name="N175">
      <number:text>-NT$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NT$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NT$</number:text>
      <number:number number:decimal-places="2" loext:min-decimal-places="2" number:min-integer-digits="1" number:grouping="true"/>
    </number:number-style>
    <number:number-style style:name="N178">
      <number:text>-NT$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NT$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NT$</loext:text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0" loext:min-decimal-places="0" number:min-integer-digits="1" number:grouping="true"/>
      <number:text> </number:text>
    </number:number-style>
    <number:number-style style:name="N199P0" style:volatile="true">
      <number:number number:decimal-places="0" loext:min-decimal-places="0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9P0"/>
    </number:number-style>
    <number:percentage-style style:name="N200">
      <number:number number:decimal-places="1" loext:min-decimal-places="1" number:min-integer-digits="1"/>
      <number:text>%</number:text>
    </number:percentage-style>
    <number:number-style style:name="N201">
      <number:number number:decimal-places="1" loext:min-decimal-places="1" number:min-integer-digits="1" number:grouping="true"/>
      <number:text> </number:text>
    </number:number-style>
    <number:number-style style:name="N202">
      <number:number number:decimal-places="2" loext:min-decimal-places="2" number:min-integer-digits="1" number:grouping="true"/>
      <number:text> </number:text>
    </number:number-style>
    <number:number-style style:name="N203">
      <number:number number:decimal-places="3" loext:min-decimal-places="3" number:min-integer-digits="1" number:grouping="true"/>
      <number:text> </number:text>
    </number:number-style>
    <number:number-style style:name="N206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6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loext:min-decimal-places="4" number:min-integer-digits="1" number:grouping="true"/>
      <number:text> </number:text>
    </number:number-style>
    <number:number-style style:name="N208">
      <number:number number:decimal-places="2" loext:min-decimal-places="2" number:min-integer-digits="1" number:grouping="true" number:display-factor="1000"/>
    </number:number-style>
    <number:number-style style:name="N209">
      <number:number number:decimal-places="2" loext:min-decimal-places="2" number:min-integer-digits="1" number:grouping="true" number:display-factor="1000"/>
      <number:text> </number:text>
    </number:number-style>
    <number:number-style style:name="N210">
      <number:number number:decimal-places="3" loext:min-decimal-places="3" number:min-integer-digits="1" number:grouping="true" number:display-factor="1000"/>
      <number:text> </number:text>
    </number:number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11P0"/>
    </number:number-style>
    <number:number-style style:name="N212">
      <number:number number:decimal-places="3" loext:min-decimal-places="3" number:min-integer-digits="1" number:grouping="true" number:display-factor="1000"/>
    </number:number-style>
    <number:number-style style:name="N213">
      <number:number number:decimal-places="1" loext:min-decimal-places="1" number:min-integer-digits="1" number:grouping="true" number:display-factor="1000"/>
    </number:number-style>
    <number:number-style style:name="N214">
      <number:number number:decimal-places="0" loext:min-decimal-places="0" number:min-integer-digits="1" number:grouping="true" number:display-factor="1000"/>
    </number:number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15P0"/>
    </number:number-style>
    <number:number-style style:name="N216">
      <number:number number:decimal-places="1" loext:min-decimal-places="1" number:min-integer-digits="1"/>
      <number:text> </number:text>
    </number:number-style>
    <number:number-style style:name="N217P0" style:volatile="true">
      <number:number number:decimal-places="1" loext:min-decimal-places="1" number:min-integer-digits="1" number:grouping="true"/>
      <number:text> </number:text>
    </number:number-style>
    <number:number-style style:name="N217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17P0"/>
    </number:number-style>
    <number:number-style style:name="N21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2" style:volatile="true">
      <loext:fill-character> </loext:fill-character>
      <number:text>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fill-character> </loext:fill-character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2" loext:min-decimal-places="2" number:min-integer-digits="1"/>
      <number:text> </number:text>
    </number:number-style>
    <number:number-style style:name="N22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21P0"/>
    </number:number-style>
    <number:number-style style:name="N222">
      <number:number number:decimal-places="0" loext:min-decimal-places="0" number:min-integer-digits="3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100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svg:height="0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4.99mm" fo:margin-left="8.01mm" fo:margin-right="13mm" style:first-page-number="continue" style:scale-to="90%" style:table-centering="horizontal" style:writing-mode="lr-tb"/>
      <style:header-style>
        <style:header-footer-properties svg:height="4.99mm" fo:margin-left="10.99mm" fo:margin-right="6mm" fo:margin-bottom="0mm"/>
      </style:header-style>
      <style:footer-style>
        <style:header-footer-properties fo:min-height="7.5mm" fo:margin-left="10.99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00/00/00</text:date>, <text:time style:data-style-name="N2" text:time-value="11:26:18.92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  <style:master-page style:name="PageStyle_5f_民間5" style:display-name="PageStyle_民間5" style:page-layout-name="Mpm4">
      <style:header>
        <style:region-left>
          <text:p><text:span text:style-name="MT2"/></text:p>
          <text:p><text:span text:style-name="MT2"/></text:p>
        </style:region-left>
      </style:header>
      <style:header-left style:display="false">
        <style:region-left>
          <text:p><text:span text:style-name="MT2"/></text:p>
          <text:p><text:span text:style-name="MT2"/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date>2017-05-15T11:27:25.524000000</dc:date>
    <meta:print-date>2015-02-04T14:12:15</meta:print-date>
    <meta:generator>LibreOffice/5.1.5.2$Windows_x86 LibreOffice_project/7a864d8825610a8c07cfc3bc01dd4fce6a9447e5</meta:generator>
    <meta:editing-duration>PT1M7S</meta:editing-duration>
    <meta:editing-cycles>1</meta:editing-cycles>
    <meta:document-statistic meta:table-count="2" meta:cell-count="1342" meta:object-count="0"/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